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509cm" style:rel-column-width="21235*"/>
    </style:style>
    <style:style style:name="Tabela1.B" style:family="table-column">
      <style:table-column-properties style:column-width="11.492cm" style:rel-column-width="44300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509cm" style:rel-column-width="21235*"/>
    </style:style>
    <style:style style:name="Tabela2.B" style:family="table-column">
      <style:table-column-properties style:column-width="11.492cm" style:rel-column-width="44300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B" style:family="table-column">
      <style:table-column-properties style:column-width="2.125cm" style:rel-column-width="8192*"/>
    </style:style>
    <style:style style:name="Tabela3.C" style:family="table-column">
      <style:table-column-properties style:column-width="3.187cm" style:rel-column-width="1228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509cm" style:rel-column-width="21235*"/>
    </style:style>
    <style:style style:name="Tabela5.B" style:family="table-column">
      <style:table-column-properties style:column-width="11.492cm" style:rel-column-width="44300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29cm" style:rel-column-width="9362*"/>
    </style:style>
    <style:style style:name="Tabela13.G" style:family="table-column">
      <style:table-column-properties style:column-width="2.429cm" style:rel-column-width="9363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509cm" style:rel-column-width="21235*"/>
    </style:style>
    <style:style style:name="Tabela6.B" style:family="table-column">
      <style:table-column-properties style:column-width="11.492cm" style:rel-column-width="44300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509cm" style:rel-column-width="21235*"/>
    </style:style>
    <style:style style:name="Tabela7.B" style:family="table-column">
      <style:table-column-properties style:column-width="11.492cm" style:rel-column-width="44300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509cm" style:rel-column-width="21235*"/>
    </style:style>
    <style:style style:name="Tabela8.B" style:family="table-column">
      <style:table-column-properties style:column-width="11.492cm" style:rel-column-width="44300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509cm" style:rel-column-width="21235*"/>
    </style:style>
    <style:style style:name="Tabela9.B" style:family="table-column">
      <style:table-column-properties style:column-width="11.492cm" style:rel-column-width="44300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509cm" style:rel-column-width="21235*"/>
    </style:style>
    <style:style style:name="Tabela10.B" style:family="table-column">
      <style:table-column-properties style:column-width="11.492cm" style:rel-column-width="44300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509cm" style:rel-column-width="21235*"/>
    </style:style>
    <style:style style:name="Tabela11.B" style:family="table-column">
      <style:table-column-properties style:column-width="11.492cm" style:rel-column-width="44300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509cm" style:rel-column-width="21235*"/>
    </style:style>
    <style:style style:name="Tabela12.B" style:family="table-column">
      <style:table-column-properties style:column-width="11.492cm" style:rel-column-width="44300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39fbf"/>
    </style:style>
    <style:style style:name="P2" style:family="paragraph" style:parent-style-name="Standard">
      <style:text-properties officeooo:paragraph-rsid="004a4b7c"/>
    </style:style>
    <style:style style:name="P3" style:family="paragraph" style:parent-style-name="Standard">
      <style:text-properties officeooo:rsid="0052da70" officeooo:paragraph-rsid="0052da70"/>
    </style:style>
    <style:style style:name="P4" style:family="paragraph" style:parent-style-name="Standard">
      <style:text-properties officeooo:rsid="00545347" officeooo:paragraph-rsid="00545347"/>
    </style:style>
    <style:style style:name="P5" style:family="paragraph" style:parent-style-name="Text_20_body">
      <style:text-properties officeooo:paragraph-rsid="00339fbf"/>
    </style:style>
    <style:style style:name="P6" style:family="paragraph" style:parent-style-name="Table_20_Contents">
      <style:text-properties officeooo:rsid="001549ae" officeooo:paragraph-rsid="00339fbf"/>
    </style:style>
    <style:style style:name="P7" style:family="paragraph" style:parent-style-name="Table_20_Contents">
      <style:text-properties officeooo:rsid="001549ae" officeooo:paragraph-rsid="004a4b7c"/>
    </style:style>
    <style:style style:name="P8" style:family="paragraph" style:parent-style-name="Table_20_Contents">
      <style:text-properties officeooo:rsid="00168365" officeooo:paragraph-rsid="00339fbf"/>
    </style:style>
    <style:style style:name="P9" style:family="paragraph" style:parent-style-name="Table_20_Contents">
      <style:text-properties officeooo:rsid="00168365" officeooo:paragraph-rsid="004a4b7c"/>
    </style:style>
    <style:style style:name="P10" style:family="paragraph" style:parent-style-name="Table_20_Contents">
      <style:text-properties officeooo:rsid="0016f159" officeooo:paragraph-rsid="00339fbf"/>
    </style:style>
    <style:style style:name="P11" style:family="paragraph" style:parent-style-name="Table_20_Contents">
      <style:text-properties officeooo:rsid="0016f159" officeooo:paragraph-rsid="004a4b7c"/>
    </style:style>
    <style:style style:name="P12" style:family="paragraph" style:parent-style-name="Table_20_Contents">
      <style:text-properties officeooo:rsid="001a96f7" officeooo:paragraph-rsid="00339fbf"/>
    </style:style>
    <style:style style:name="P13" style:family="paragraph" style:parent-style-name="Table_20_Contents">
      <style:text-properties officeooo:rsid="001a96f7" officeooo:paragraph-rsid="004a4b7c"/>
    </style:style>
    <style:style style:name="P14" style:family="paragraph" style:parent-style-name="Table_20_Contents">
      <style:text-properties officeooo:rsid="001ae8a6" officeooo:paragraph-rsid="00339fbf"/>
    </style:style>
    <style:style style:name="P15" style:family="paragraph" style:parent-style-name="Table_20_Contents">
      <style:text-properties officeooo:rsid="001ae8a6" officeooo:paragraph-rsid="004a4b7c"/>
    </style:style>
    <style:style style:name="P16" style:family="paragraph" style:parent-style-name="Table_20_Contents">
      <style:text-properties officeooo:rsid="001c6e86" officeooo:paragraph-rsid="00339fbf"/>
    </style:style>
    <style:style style:name="P17" style:family="paragraph" style:parent-style-name="Table_20_Contents">
      <style:text-properties officeooo:rsid="001cf90c" officeooo:paragraph-rsid="00339fbf"/>
    </style:style>
    <style:style style:name="P18" style:family="paragraph" style:parent-style-name="Table_20_Contents">
      <style:text-properties officeooo:rsid="001cf90c" officeooo:paragraph-rsid="004a4b7c"/>
    </style:style>
    <style:style style:name="P19" style:family="paragraph" style:parent-style-name="Table_20_Contents">
      <style:text-properties officeooo:rsid="001dc753" officeooo:paragraph-rsid="00339fbf"/>
    </style:style>
    <style:style style:name="P20" style:family="paragraph" style:parent-style-name="Table_20_Contents">
      <style:text-properties officeooo:rsid="001f15aa" officeooo:paragraph-rsid="00339fbf"/>
    </style:style>
    <style:style style:name="P21" style:family="paragraph" style:parent-style-name="Table_20_Contents">
      <style:text-properties officeooo:rsid="001f15aa" officeooo:paragraph-rsid="004a4b7c"/>
    </style:style>
    <style:style style:name="P22" style:family="paragraph" style:parent-style-name="Table_20_Contents">
      <style:text-properties officeooo:rsid="002122ce" officeooo:paragraph-rsid="00339fbf"/>
    </style:style>
    <style:style style:name="P23" style:family="paragraph" style:parent-style-name="Table_20_Contents">
      <style:text-properties officeooo:rsid="002122ce" officeooo:paragraph-rsid="004a4b7c"/>
    </style:style>
    <style:style style:name="P24" style:family="paragraph" style:parent-style-name="Table_20_Contents">
      <style:text-properties officeooo:rsid="0021bcf6" officeooo:paragraph-rsid="00339fbf"/>
    </style:style>
    <style:style style:name="P25" style:family="paragraph" style:parent-style-name="Table_20_Contents">
      <style:text-properties officeooo:rsid="0021bcf6" officeooo:paragraph-rsid="004a4b7c"/>
    </style:style>
    <style:style style:name="P26" style:family="paragraph" style:parent-style-name="Table_20_Contents">
      <style:text-properties officeooo:rsid="0024db32" officeooo:paragraph-rsid="00339fbf"/>
    </style:style>
    <style:style style:name="P27" style:family="paragraph" style:parent-style-name="Table_20_Contents">
      <style:text-properties officeooo:rsid="0027e9dc" officeooo:paragraph-rsid="00339fbf"/>
    </style:style>
    <style:style style:name="P28" style:family="paragraph" style:parent-style-name="Table_20_Contents">
      <style:text-properties officeooo:rsid="0027e9dc" officeooo:paragraph-rsid="004a4b7c"/>
    </style:style>
    <style:style style:name="P29" style:family="paragraph" style:parent-style-name="Table_20_Contents">
      <style:text-properties officeooo:rsid="00282b4e" officeooo:paragraph-rsid="00339fbf"/>
    </style:style>
    <style:style style:name="P30" style:family="paragraph" style:parent-style-name="Table_20_Contents">
      <style:text-properties officeooo:rsid="00289a34" officeooo:paragraph-rsid="00339fbf"/>
    </style:style>
    <style:style style:name="P31" style:family="paragraph" style:parent-style-name="Table_20_Contents">
      <style:text-properties officeooo:rsid="00289a34" officeooo:paragraph-rsid="004a4b7c"/>
    </style:style>
    <style:style style:name="P32" style:family="paragraph" style:parent-style-name="Table_20_Contents">
      <style:text-properties officeooo:rsid="00293f36" officeooo:paragraph-rsid="00339fbf"/>
    </style:style>
    <style:style style:name="P33" style:family="paragraph" style:parent-style-name="Table_20_Contents">
      <style:text-properties officeooo:rsid="00293f36" officeooo:paragraph-rsid="004a4b7c"/>
    </style:style>
    <style:style style:name="P34" style:family="paragraph" style:parent-style-name="Table_20_Contents">
      <style:text-properties officeooo:rsid="002a989b" officeooo:paragraph-rsid="00339fbf"/>
    </style:style>
    <style:style style:name="P35" style:family="paragraph" style:parent-style-name="Table_20_Contents">
      <style:text-properties officeooo:rsid="002c9e71" officeooo:paragraph-rsid="00339fbf"/>
    </style:style>
    <style:style style:name="P36" style:family="paragraph" style:parent-style-name="Table_20_Contents">
      <style:text-properties officeooo:rsid="002e4400" officeooo:paragraph-rsid="00339fbf"/>
    </style:style>
    <style:style style:name="P37" style:family="paragraph" style:parent-style-name="Table_20_Contents">
      <style:text-properties officeooo:rsid="002f3ebb" officeooo:paragraph-rsid="00339fbf"/>
    </style:style>
    <style:style style:name="P38" style:family="paragraph" style:parent-style-name="Table_20_Contents">
      <style:text-properties officeooo:rsid="002f3ebb" officeooo:paragraph-rsid="004a4b7c"/>
    </style:style>
    <style:style style:name="P39" style:family="paragraph" style:parent-style-name="Table_20_Contents">
      <style:text-properties officeooo:rsid="00343ddb" officeooo:paragraph-rsid="00343ddb"/>
    </style:style>
    <style:style style:name="P40" style:family="paragraph" style:parent-style-name="Table_20_Contents">
      <style:text-properties officeooo:rsid="00343ddb" officeooo:paragraph-rsid="004a4b7c"/>
    </style:style>
    <style:style style:name="P41" style:family="paragraph" style:parent-style-name="Table_20_Contents">
      <style:text-properties officeooo:rsid="0036fa91" officeooo:paragraph-rsid="0036fa91"/>
    </style:style>
    <style:style style:name="P42" style:family="paragraph" style:parent-style-name="Table_20_Contents">
      <style:text-properties officeooo:rsid="0036fa91" officeooo:paragraph-rsid="004a4b7c"/>
    </style:style>
    <style:style style:name="P43" style:family="paragraph" style:parent-style-name="Table_20_Contents">
      <style:text-properties officeooo:rsid="0037e9a2" officeooo:paragraph-rsid="0037e9a2"/>
    </style:style>
    <style:style style:name="P44" style:family="paragraph" style:parent-style-name="Table_20_Contents">
      <style:text-properties officeooo:rsid="0037e9a2" officeooo:paragraph-rsid="004a4b7c"/>
    </style:style>
    <style:style style:name="P45" style:family="paragraph" style:parent-style-name="Table_20_Contents">
      <style:text-properties officeooo:rsid="003b1624" officeooo:paragraph-rsid="003b1624"/>
    </style:style>
    <style:style style:name="P46" style:family="paragraph" style:parent-style-name="Table_20_Contents">
      <style:paragraph-properties fo:text-align="center" style:justify-single-word="false"/>
      <style:text-properties officeooo:rsid="003b1624" officeooo:paragraph-rsid="003b1624"/>
    </style:style>
    <style:style style:name="P47" style:family="paragraph" style:parent-style-name="Table_20_Contents">
      <style:paragraph-properties fo:text-align="center" style:justify-single-word="false"/>
      <style:text-properties style:text-position="sub 58%" officeooo:rsid="003b1624" officeooo:paragraph-rsid="003b1624"/>
    </style:style>
    <style:style style:name="P48" style:family="paragraph" style:parent-style-name="Table_20_Contents">
      <style:text-properties officeooo:rsid="0046d8f7" officeooo:paragraph-rsid="0046d8f7"/>
    </style:style>
    <style:style style:name="P49" style:family="paragraph" style:parent-style-name="Table_20_Contents">
      <style:text-properties officeooo:rsid="0046d8f7" officeooo:paragraph-rsid="004a4b7c"/>
    </style:style>
    <style:style style:name="P50" style:family="paragraph" style:parent-style-name="Table_20_Contents">
      <style:text-properties officeooo:rsid="004898e9" officeooo:paragraph-rsid="004898e9"/>
    </style:style>
    <style:style style:name="P51" style:family="paragraph" style:parent-style-name="Table_20_Contents">
      <style:text-properties officeooo:rsid="004898e9" officeooo:paragraph-rsid="004a4b7c"/>
    </style:style>
    <style:style style:name="P52" style:family="paragraph" style:parent-style-name="Table_20_Contents">
      <style:text-properties officeooo:rsid="004fbcab" officeooo:paragraph-rsid="004fbcab"/>
    </style:style>
    <style:style style:name="P53" style:family="paragraph" style:parent-style-name="Table_20_Contents">
      <style:text-properties officeooo:rsid="0052da70" officeooo:paragraph-rsid="0052da70"/>
    </style:style>
    <style:style style:name="P54" style:family="paragraph" style:parent-style-name="Standard">
      <style:text-properties officeooo:rsid="0052da70" officeooo:paragraph-rsid="0052da70"/>
    </style:style>
    <style:style style:name="P55" style:family="paragraph" style:parent-style-name="Table_20_Contents" style:list-style-name="L1">
      <loext:graphic-properties draw:fill="solid" draw:fill-color="#ffff00" draw:opacity="100%"/>
      <style:paragraph-properties fo:background-color="#ffff00"/>
      <style:text-properties officeooo:rsid="00168365" officeooo:paragraph-rsid="00339fbf"/>
    </style:style>
    <style:style style:name="P56" style:family="paragraph" style:parent-style-name="Table_20_Contents" style:list-style-name="L2">
      <style:text-properties officeooo:rsid="0016f159" officeooo:paragraph-rsid="00339fbf"/>
    </style:style>
    <style:style style:name="P57" style:family="paragraph" style:parent-style-name="Table_20_Contents" style:list-style-name="L7">
      <style:text-properties officeooo:rsid="0016f159" officeooo:paragraph-rsid="00339fbf"/>
    </style:style>
    <style:style style:name="P58" style:family="paragraph" style:parent-style-name="Table_20_Contents" style:list-style-name="L7">
      <style:text-properties officeooo:rsid="0016f159" officeooo:paragraph-rsid="0036fa91"/>
    </style:style>
    <style:style style:name="P59" style:family="paragraph" style:parent-style-name="Table_20_Contents" style:list-style-name="L11">
      <style:text-properties officeooo:rsid="0016f159" officeooo:paragraph-rsid="004a4b7c"/>
    </style:style>
    <style:style style:name="P60" style:family="paragraph" style:parent-style-name="Table_20_Contents" style:list-style-name="L16">
      <style:text-properties officeooo:rsid="0016f159" officeooo:paragraph-rsid="004a4b7c"/>
    </style:style>
    <style:style style:name="P61" style:family="paragraph" style:parent-style-name="Table_20_Contents" style:list-style-name="L20">
      <style:text-properties officeooo:rsid="0016f159" officeooo:paragraph-rsid="004a4b7c"/>
    </style:style>
    <style:style style:name="P62" style:family="paragraph" style:parent-style-name="Table_20_Contents" style:list-style-name="L24">
      <style:text-properties officeooo:rsid="0016f159" officeooo:paragraph-rsid="004a4b7c"/>
    </style:style>
    <style:style style:name="P63" style:family="paragraph" style:parent-style-name="Table_20_Contents" style:list-style-name="L28">
      <style:text-properties officeooo:rsid="0016f159" officeooo:paragraph-rsid="004a4b7c"/>
    </style:style>
    <style:style style:name="P64" style:family="paragraph" style:parent-style-name="Table_20_Contents" style:list-style-name="L32">
      <style:text-properties officeooo:rsid="0016f159" officeooo:paragraph-rsid="004a4b7c"/>
    </style:style>
    <style:style style:name="P65" style:family="paragraph" style:parent-style-name="Table_20_Contents" style:list-style-name="L36">
      <style:text-properties officeooo:rsid="0016f159" officeooo:paragraph-rsid="004a4b7c"/>
    </style:style>
    <style:style style:name="P66" style:family="paragraph" style:parent-style-name="Table_20_Contents" style:list-style-name="L40">
      <style:text-properties officeooo:rsid="0016f159" officeooo:paragraph-rsid="004a4b7c"/>
    </style:style>
    <style:style style:name="P67" style:family="paragraph" style:parent-style-name="Table_20_Contents" style:list-style-name="L3">
      <style:text-properties officeooo:rsid="00200e4e" officeooo:paragraph-rsid="0037edd2"/>
    </style:style>
    <style:style style:name="P68" style:family="paragraph" style:parent-style-name="Table_20_Contents" style:list-style-name="L8">
      <style:text-properties officeooo:rsid="00200e4e" officeooo:paragraph-rsid="00339fbf"/>
    </style:style>
    <style:style style:name="P69" style:family="paragraph" style:parent-style-name="Table_20_Contents" style:list-style-name="L12">
      <style:text-properties officeooo:rsid="00200e4e" officeooo:paragraph-rsid="004a4b7c"/>
    </style:style>
    <style:style style:name="P70" style:family="paragraph" style:parent-style-name="Table_20_Contents" style:list-style-name="L17">
      <style:text-properties officeooo:rsid="00200e4e" officeooo:paragraph-rsid="004a4b7c"/>
    </style:style>
    <style:style style:name="P71" style:family="paragraph" style:parent-style-name="Table_20_Contents" style:list-style-name="L21">
      <style:text-properties officeooo:rsid="00200e4e" officeooo:paragraph-rsid="004a4b7c"/>
    </style:style>
    <style:style style:name="P72" style:family="paragraph" style:parent-style-name="Table_20_Contents" style:list-style-name="L25">
      <style:text-properties officeooo:rsid="00200e4e" officeooo:paragraph-rsid="004a4b7c"/>
    </style:style>
    <style:style style:name="P73" style:family="paragraph" style:parent-style-name="Table_20_Contents" style:list-style-name="L29">
      <style:text-properties officeooo:rsid="00200e4e" officeooo:paragraph-rsid="004a4b7c"/>
    </style:style>
    <style:style style:name="P74" style:family="paragraph" style:parent-style-name="Table_20_Contents" style:list-style-name="L33">
      <style:text-properties officeooo:rsid="00200e4e" officeooo:paragraph-rsid="004a4b7c"/>
    </style:style>
    <style:style style:name="P75" style:family="paragraph" style:parent-style-name="Table_20_Contents" style:list-style-name="L37">
      <style:text-properties officeooo:rsid="00200e4e" officeooo:paragraph-rsid="004a4b7c"/>
    </style:style>
    <style:style style:name="P76" style:family="paragraph" style:parent-style-name="Table_20_Contents" style:list-style-name="L41">
      <style:text-properties officeooo:rsid="00200e4e" officeooo:paragraph-rsid="004a4b7c"/>
    </style:style>
    <style:style style:name="P77" style:family="paragraph" style:parent-style-name="Table_20_Contents" style:list-style-name="L4">
      <style:text-properties officeooo:rsid="002122ce" officeooo:paragraph-rsid="00339fbf" fo:background-color="#ffff00"/>
    </style:style>
    <style:style style:name="P78" style:family="paragraph" style:parent-style-name="Table_20_Contents" style:list-style-name="L4">
      <style:text-properties officeooo:rsid="002122ce" officeooo:paragraph-rsid="00339fbf" fo:background-color="transparent"/>
    </style:style>
    <style:style style:name="P79" style:family="paragraph" style:parent-style-name="Table_20_Contents" style:list-style-name="L9">
      <style:text-properties officeooo:rsid="002122ce" officeooo:paragraph-rsid="00339fbf" fo:background-color="transparent"/>
    </style:style>
    <style:style style:name="P80" style:family="paragraph" style:parent-style-name="Table_20_Contents" style:list-style-name="L14">
      <style:text-properties officeooo:rsid="002122ce" officeooo:paragraph-rsid="004a4b7c" fo:background-color="transparent"/>
    </style:style>
    <style:style style:name="P81" style:family="paragraph" style:parent-style-name="Table_20_Contents" style:list-style-name="L18">
      <style:text-properties officeooo:rsid="002122ce" officeooo:paragraph-rsid="004a4b7c" fo:background-color="transparent"/>
    </style:style>
    <style:style style:name="P82" style:family="paragraph" style:parent-style-name="Table_20_Contents" style:list-style-name="L22">
      <style:text-properties officeooo:rsid="002122ce" officeooo:paragraph-rsid="004a4b7c" fo:background-color="transparent"/>
    </style:style>
    <style:style style:name="P83" style:family="paragraph" style:parent-style-name="Table_20_Contents" style:list-style-name="L26">
      <style:text-properties officeooo:rsid="002122ce" officeooo:paragraph-rsid="004a4b7c" fo:background-color="transparent"/>
    </style:style>
    <style:style style:name="P84" style:family="paragraph" style:parent-style-name="Table_20_Contents" style:list-style-name="L30">
      <style:text-properties officeooo:rsid="002122ce" officeooo:paragraph-rsid="004a4b7c" fo:background-color="transparent"/>
    </style:style>
    <style:style style:name="P85" style:family="paragraph" style:parent-style-name="Table_20_Contents" style:list-style-name="L34">
      <style:text-properties officeooo:rsid="002122ce" officeooo:paragraph-rsid="004a4b7c" fo:background-color="transparent"/>
    </style:style>
    <style:style style:name="P86" style:family="paragraph" style:parent-style-name="Table_20_Contents" style:list-style-name="L38">
      <style:text-properties officeooo:rsid="002122ce" officeooo:paragraph-rsid="004a4b7c" fo:background-color="transparent"/>
    </style:style>
    <style:style style:name="P87" style:family="paragraph" style:parent-style-name="Table_20_Contents" style:list-style-name="L42">
      <style:text-properties officeooo:rsid="002122ce" officeooo:paragraph-rsid="004a4b7c" fo:background-color="transparent"/>
    </style:style>
    <style:style style:name="P88" style:family="paragraph" style:parent-style-name="Table_20_Contents" style:list-style-name="L9">
      <style:text-properties officeooo:rsid="003f6eb4" officeooo:paragraph-rsid="003f6eb4" fo:background-color="transparent"/>
    </style:style>
    <style:style style:name="P89" style:family="paragraph" style:parent-style-name="Table_20_Contents" style:list-style-name="L14">
      <style:text-properties officeooo:rsid="003f6eb4" officeooo:paragraph-rsid="004a4b7c" fo:background-color="transparent"/>
    </style:style>
    <style:style style:name="P90" style:family="paragraph" style:parent-style-name="Table_20_Contents" style:list-style-name="L18">
      <style:text-properties officeooo:rsid="003f6eb4" officeooo:paragraph-rsid="004a4b7c" fo:background-color="transparent"/>
    </style:style>
    <style:style style:name="P91" style:family="paragraph" style:parent-style-name="Table_20_Contents" style:list-style-name="L22">
      <style:text-properties officeooo:rsid="003f6eb4" officeooo:paragraph-rsid="004a4b7c" fo:background-color="transparent"/>
    </style:style>
    <style:style style:name="P92" style:family="paragraph" style:parent-style-name="Table_20_Contents" style:list-style-name="L26">
      <style:text-properties officeooo:rsid="003f6eb4" officeooo:paragraph-rsid="004a4b7c" fo:background-color="transparent"/>
    </style:style>
    <style:style style:name="P93" style:family="paragraph" style:parent-style-name="Table_20_Contents" style:list-style-name="L30">
      <style:text-properties officeooo:rsid="003f6eb4" officeooo:paragraph-rsid="004a4b7c" fo:background-color="transparent"/>
    </style:style>
    <style:style style:name="P94" style:family="paragraph" style:parent-style-name="Table_20_Contents" style:list-style-name="L34">
      <style:text-properties officeooo:rsid="003f6eb4" officeooo:paragraph-rsid="004a4b7c" fo:background-color="transparent"/>
    </style:style>
    <style:style style:name="P95" style:family="paragraph" style:parent-style-name="Table_20_Contents" style:list-style-name="L38">
      <style:text-properties officeooo:rsid="003f6eb4" officeooo:paragraph-rsid="004a4b7c" fo:background-color="transparent"/>
    </style:style>
    <style:style style:name="P96" style:family="paragraph" style:parent-style-name="Table_20_Contents" style:list-style-name="L42">
      <style:text-properties officeooo:rsid="003f6eb4" officeooo:paragraph-rsid="004a4b7c" fo:background-color="transparent"/>
    </style:style>
    <style:style style:name="P97" style:family="paragraph" style:parent-style-name="Table_20_Contents" style:list-style-name="L9">
      <style:text-properties officeooo:rsid="0043075e" officeooo:paragraph-rsid="0043075e" fo:background-color="transparent"/>
    </style:style>
    <style:style style:name="P98" style:family="paragraph" style:parent-style-name="Table_20_Contents" style:list-style-name="L18">
      <style:text-properties officeooo:rsid="0043075e" officeooo:paragraph-rsid="004a4b7c" fo:background-color="transparent"/>
    </style:style>
    <style:style style:name="P99" style:family="paragraph" style:parent-style-name="Table_20_Contents" style:list-style-name="L22">
      <style:text-properties officeooo:rsid="0043075e" officeooo:paragraph-rsid="004a4b7c" fo:background-color="transparent"/>
    </style:style>
    <style:style style:name="P100" style:family="paragraph" style:parent-style-name="Table_20_Contents" style:list-style-name="L26">
      <style:text-properties officeooo:rsid="0043075e" officeooo:paragraph-rsid="004a4b7c" fo:background-color="transparent"/>
    </style:style>
    <style:style style:name="P101" style:family="paragraph" style:parent-style-name="Table_20_Contents" style:list-style-name="L30">
      <style:text-properties officeooo:rsid="0043075e" officeooo:paragraph-rsid="004a4b7c" fo:background-color="transparent"/>
    </style:style>
    <style:style style:name="P102" style:family="paragraph" style:parent-style-name="Table_20_Contents" style:list-style-name="L34">
      <style:text-properties officeooo:rsid="0043075e" officeooo:paragraph-rsid="004a4b7c" fo:background-color="transparent"/>
    </style:style>
    <style:style style:name="P103" style:family="paragraph" style:parent-style-name="Table_20_Contents" style:list-style-name="L38">
      <style:text-properties officeooo:rsid="0043075e" officeooo:paragraph-rsid="004a4b7c" fo:background-color="transparent"/>
    </style:style>
    <style:style style:name="P104" style:family="paragraph" style:parent-style-name="Table_20_Contents" style:list-style-name="L42">
      <style:text-properties officeooo:rsid="0043075e" officeooo:paragraph-rsid="004a4b7c" fo:background-color="transparent"/>
    </style:style>
    <style:style style:name="P105" style:family="paragraph" style:parent-style-name="Table_20_Contents">
      <style:text-properties officeooo:rsid="00500125" officeooo:paragraph-rsid="00500125" fo:background-color="transparent"/>
    </style:style>
    <style:style style:name="P106" style:family="paragraph" style:parent-style-name="Table_20_Contents" style:list-style-name="L14">
      <style:text-properties officeooo:rsid="00550284" officeooo:paragraph-rsid="00550284" fo:background-color="transparent"/>
    </style:style>
    <style:style style:name="P107" style:family="paragraph" style:parent-style-name="Table_20_Contents" style:list-style-name="L5">
      <style:text-properties officeooo:rsid="0024db32" officeooo:paragraph-rsid="00339fbf"/>
    </style:style>
    <style:style style:name="P108" style:family="paragraph" style:parent-style-name="Table_20_Contents" style:list-style-name="L10">
      <style:text-properties officeooo:rsid="0024db32" officeooo:paragraph-rsid="00339fbf"/>
    </style:style>
    <style:style style:name="P109" style:family="paragraph" style:parent-style-name="Table_20_Contents" style:list-style-name="L15">
      <style:text-properties officeooo:rsid="0024db32" officeooo:paragraph-rsid="004a4b7c"/>
    </style:style>
    <style:style style:name="P110" style:family="paragraph" style:parent-style-name="Table_20_Contents" style:list-style-name="L19">
      <style:text-properties officeooo:rsid="0024db32" officeooo:paragraph-rsid="004a4b7c"/>
    </style:style>
    <style:style style:name="P111" style:family="paragraph" style:parent-style-name="Table_20_Contents" style:list-style-name="L23">
      <style:text-properties officeooo:rsid="0024db32" officeooo:paragraph-rsid="004a4b7c"/>
    </style:style>
    <style:style style:name="P112" style:family="paragraph" style:parent-style-name="Table_20_Contents" style:list-style-name="L27">
      <style:text-properties officeooo:rsid="0024db32" officeooo:paragraph-rsid="004a4b7c"/>
    </style:style>
    <style:style style:name="P113" style:family="paragraph" style:parent-style-name="Table_20_Contents" style:list-style-name="L31">
      <style:text-properties officeooo:rsid="0024db32" officeooo:paragraph-rsid="004a4b7c"/>
    </style:style>
    <style:style style:name="P114" style:family="paragraph" style:parent-style-name="Table_20_Contents" style:list-style-name="L35">
      <style:text-properties officeooo:rsid="0024db32" officeooo:paragraph-rsid="004a4b7c"/>
    </style:style>
    <style:style style:name="P115" style:family="paragraph" style:parent-style-name="Table_20_Contents" style:list-style-name="L39">
      <style:text-properties officeooo:rsid="0024db32" officeooo:paragraph-rsid="004a4b7c"/>
    </style:style>
    <style:style style:name="P116" style:family="paragraph" style:parent-style-name="Table_20_Contents" style:list-style-name="L43">
      <style:text-properties officeooo:rsid="0024db32" officeooo:paragraph-rsid="004a4b7c"/>
    </style:style>
    <style:style style:name="P117" style:family="paragraph" style:parent-style-name="Table_20_Contents" style:list-style-name="L6">
      <style:text-properties officeooo:rsid="002f3ebb" officeooo:paragraph-rsid="00339fbf"/>
    </style:style>
    <style:style style:name="P118" style:family="paragraph" style:parent-style-name="Table_20_Contents" style:list-style-name="L6">
      <style:text-properties officeooo:rsid="003008d9" officeooo:paragraph-rsid="00339fbf"/>
    </style:style>
    <style:style style:name="P119" style:family="paragraph" style:parent-style-name="Table_20_Contents" style:list-style-name="L1">
      <loext:graphic-properties draw:fill="none" draw:fill-color="#ffffff" draw:opacity="100%"/>
      <style:paragraph-properties fo:background-color="transparent"/>
      <style:text-properties style:use-window-font-color="true" officeooo:rsid="00168365" officeooo:paragraph-rsid="00339fbf" fo:background-color="transparent"/>
    </style:style>
    <style:style style:name="P120" style:family="paragraph" style:parent-style-name="Table_20_Contents" style:list-style-name="L1">
      <loext:graphic-properties draw:fill="none" draw:fill-color="#ffffff" draw:opacity="100%"/>
      <style:paragraph-properties fo:background-color="transparent"/>
      <style:text-properties style:use-window-font-color="true" officeooo:rsid="00168365" officeooo:paragraph-rsid="004a4b7c" fo:background-color="transparent"/>
    </style:style>
    <style:style style:name="P121" style:family="paragraph" style:parent-style-name="Table_20_Contents" style:list-style-name="L10">
      <style:text-properties officeooo:rsid="0045c056" officeooo:paragraph-rsid="0045c056"/>
    </style:style>
    <style:style style:name="P122" style:family="paragraph" style:parent-style-name="Table_20_Contents" style:list-style-name="L15">
      <style:text-properties officeooo:rsid="0045c056" officeooo:paragraph-rsid="004a4b7c"/>
    </style:style>
    <style:style style:name="P123" style:family="paragraph" style:parent-style-name="Table_20_Contents" style:list-style-name="L19">
      <style:text-properties officeooo:rsid="0045c056" officeooo:paragraph-rsid="004a4b7c"/>
    </style:style>
    <style:style style:name="P124" style:family="paragraph" style:parent-style-name="Table_20_Contents" style:list-style-name="L23">
      <style:text-properties officeooo:rsid="0045c056" officeooo:paragraph-rsid="004a4b7c"/>
    </style:style>
    <style:style style:name="P125" style:family="paragraph" style:parent-style-name="Table_20_Contents" style:list-style-name="L27">
      <style:text-properties officeooo:rsid="0045c056" officeooo:paragraph-rsid="004a4b7c"/>
    </style:style>
    <style:style style:name="P126" style:family="paragraph" style:parent-style-name="Table_20_Contents" style:list-style-name="L31">
      <style:text-properties officeooo:rsid="0045c056" officeooo:paragraph-rsid="004a4b7c"/>
    </style:style>
    <style:style style:name="P127" style:family="paragraph" style:parent-style-name="Table_20_Contents" style:list-style-name="L35">
      <style:text-properties officeooo:rsid="0045c056" officeooo:paragraph-rsid="004a4b7c"/>
    </style:style>
    <style:style style:name="P128" style:family="paragraph" style:parent-style-name="Table_20_Contents" style:list-style-name="L39">
      <style:text-properties officeooo:rsid="0045c056" officeooo:paragraph-rsid="004a4b7c"/>
    </style:style>
    <style:style style:name="P129" style:family="paragraph" style:parent-style-name="Table_20_Contents" style:list-style-name="L43">
      <style:text-properties officeooo:rsid="0045c056" officeooo:paragraph-rsid="004a4b7c"/>
    </style:style>
    <style:style style:name="P130" style:family="paragraph" style:parent-style-name="Table_20_Contents" style:list-style-name="L12">
      <style:text-properties officeooo:rsid="00500125" officeooo:paragraph-rsid="00500125"/>
    </style:style>
    <style:style style:name="P131" style:family="paragraph" style:parent-style-name="Table_20_Contents" style:list-style-name="L13">
      <style:text-properties officeooo:rsid="00500125" officeooo:paragraph-rsid="0051246c"/>
    </style:style>
    <style:style style:name="T1" style:family="text">
      <style:text-properties officeooo:rsid="0024db32"/>
    </style:style>
    <style:style style:name="T2" style:family="text">
      <style:text-properties officeooo:rsid="002566d7"/>
    </style:style>
    <style:style style:name="T3" style:family="text">
      <style:text-properties officeooo:rsid="002a989b"/>
    </style:style>
    <style:style style:name="T4" style:family="text">
      <style:text-properties officeooo:rsid="002be250"/>
    </style:style>
    <style:style style:name="T5" style:family="text">
      <style:text-properties officeooo:rsid="002c9e71"/>
    </style:style>
    <style:style style:name="T6" style:family="text">
      <style:text-properties officeooo:rsid="002ef38c"/>
    </style:style>
    <style:style style:name="T7" style:family="text">
      <style:text-properties officeooo:rsid="003008d9"/>
    </style:style>
    <style:style style:name="T8" style:family="text">
      <style:text-properties officeooo:rsid="00339fbf"/>
    </style:style>
    <style:style style:name="T9" style:family="text">
      <style:text-properties officeooo:rsid="00355efa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7edd2" fo:background-color="transparent" loext:char-shading-value="0"/>
    </style:style>
    <style:style style:name="T12" style:family="text">
      <style:text-properties officeooo:rsid="00339fbf" fo:background-color="transparent" loext:char-shading-value="0"/>
    </style:style>
    <style:style style:name="T13" style:family="text">
      <style:text-properties officeooo:rsid="0049e505" fo:background-color="transparent" loext:char-shading-value="0"/>
    </style:style>
    <style:style style:name="T14" style:family="text">
      <style:text-properties officeooo:rsid="003abd65" fo:background-color="transparent" loext:char-shading-value="0"/>
    </style:style>
    <style:style style:name="T15" style:family="text">
      <style:text-properties officeooo:rsid="004fbcab" fo:background-color="transparent" loext:char-shading-value="0"/>
    </style:style>
    <style:style style:name="T16" style:family="text">
      <style:text-properties officeooo:rsid="00500125" fo:background-color="transparent" loext:char-shading-value="0"/>
    </style:style>
    <style:style style:name="T17" style:family="text">
      <style:text-properties officeooo:rsid="00410b2f"/>
    </style:style>
    <style:style style:name="T18" style:family="text">
      <style:text-properties officeooo:rsid="0045c056"/>
    </style:style>
    <style:style style:name="T19" style:family="text">
      <style:text-properties officeooo:rsid="004608f7"/>
    </style:style>
    <style:style style:name="T20" style:family="text">
      <style:text-properties officeooo:rsid="004d3c4d"/>
    </style:style>
    <style:style style:name="T21" style:family="text">
      <style:text-properties officeooo:rsid="004ec119"/>
    </style:style>
    <style:style style:name="T22" style:family="text">
      <style:text-properties officeooo:rsid="004fa6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DdeLink__7_2014220495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UC001 – Efetuar login</text:p>
          </table:table-cell>
          <table:covered-table-cell/>
        </table:table-row>
        <table:table-row>
          <table:table-cell table:style-name="Tabela1.A2" office:value-type="string">
            <text:p text:style-name="P6">Objetivo:</text:p>
          </table:table-cell>
          <table:table-cell table:style-name="Tabela1.B2" office:value-type="string">
            <text:p text:style-name="P6">Acessar o sistema</text:p>
          </table:table-cell>
        </table:table-row>
        <table:table-row>
          <table:table-cell table:style-name="Tabela1.A2" office:value-type="string">
            <text:p text:style-name="P8">Requisitos:</text:p>
          </table:table-cell>
          <table:table-cell table:style-name="Tabela1.B2" office:value-type="string">
            <text:list xml:id="list7766880427942402861" text:style-name="L1">
              <text:list-item>
                <text:p text:style-name="P55">RF001 – Permitir login e <text:span text:style-name="T2">a saída</text:span> de qualquer usuário <text:span text:style-name="T2">do sistema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10">Atores:</text:p>
          </table:table-cell>
          <table:table-cell table:style-name="Tabela1.B2" office:value-type="string">
            <text:list xml:id="list4092124271903295417" text:style-name="L2">
              <text:list-item>
                <text:p text:style-name="P56">Candidato.</text:p>
              </text:list-item>
              <text:list-item>
                <text:p text:style-name="P56">Recrutador.</text:p>
              </text:list-item>
            </text:list>
          </table:table-cell>
        </table:table-row>
        <table:table-row>
          <table:table-cell table:style-name="Tabela1.A2" office:value-type="string">
            <text:p text:style-name="P12">Prioridade:</text:p>
          </table:table-cell>
          <table:table-cell table:style-name="Tabela1.B2" office:value-type="string">
            <text:p text:style-name="P12">Alta</text:p>
          </table:table-cell>
        </table:table-row>
        <table:table-row>
          <table:table-cell table:style-name="Tabela1.A2" office:value-type="string">
            <text:p text:style-name="P14">Pré-condições:</text:p>
          </table:table-cell>
          <table:table-cell table:style-name="Tabela1.B2" office:value-type="string">
            <text:p text:style-name="P16">Possuir login e senha previamente cadastrados.</text:p>
          </table:table-cell>
        </table:table-row>
        <table:table-row>
          <table:table-cell table:style-name="Tabela1.A2" office:value-type="string">
            <text:p text:style-name="P17">Frequência de uso:</text:p>
          </table:table-cell>
          <table:table-cell table:style-name="Tabela1.B2" office:value-type="string">
            <text:p text:style-name="P19">Baixa</text:p>
          </table:table-cell>
        </table:table-row>
        <table:table-row>
          <table:table-cell table:style-name="Tabela1.A2" office:value-type="string">
            <text:p text:style-name="P20">Pós-condições:</text:p>
          </table:table-cell>
          <table:table-cell table:style-name="Tabela1.B2" office:value-type="string">
            <text:list xml:id="list6585258265078271728" text:style-name="L3">
              <text:list-item>
                <text:p text:style-name="P67">Iniciar caso de uso <text:span text:style-name="T10">UC</text:span><text:span text:style-name="T11">002</text:span><text:span text:style-name="T10"> </text:span><text:span text:style-name="T12">Listar vagas em aberto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22">Campos</text:p>
          </table:table-cell>
          <table:table-cell table:style-name="Tabela1.B2" office:value-type="string">
            <text:list xml:id="list2264681530426880531" text:style-name="L4">
              <text:list-item>
                <text:p text:style-name="P77">Id</text:p>
              </text:list-item>
              <text:list-item>
                <text:p text:style-name="P78">Senha</text:p>
              </text:list-item>
            </text:list>
          </table:table-cell>
        </table:table-row>
        <table:table-row>
          <table:table-cell table:style-name="Tabela1.A2" office:value-type="string">
            <text:p text:style-name="P24">Fluxo principal:</text:p>
          </table:table-cell>
          <table:table-cell table:style-name="Tabela1.B2" office:value-type="string">
            <text:list xml:id="list1379220292776033233" text:style-name="L5">
              <text:list-item>
                <text:p text:style-name="P107">O usuário acessa a página de login.</text:p>
              </text:list-item>
              <text:list-item>
                <text:p text:style-name="P107">O usuário informa o ID e a SENHA, e clica em logar</text:p>
              </text:list-item>
              <text:list-item>
                <text:p text:style-name="P107">O sistema exibe <text:span text:style-name="T5">login efetuado com sucesso.</text:span></text:p>
              </text:list-item>
              <text:list-item>
                <text:p text:style-name="P107">O usuário acessa a página.</text:p>
              </text:list-item>
              <text:list-item>
                <text:p text:style-name="P107">O usuário clica em sair.</text:p>
              </text:list-item>
            </text:list>
          </table:table-cell>
        </table:table-row>
        <table:table-row>
          <table:table-cell table:style-name="Tabela1.A2" office:value-type="string">
            <text:p text:style-name="P30">Fluxo alternativo:</text:p>
          </table:table-cell>
          <table:table-cell table:style-name="Tabela1.B2" office:value-type="string">
            <text:p text:style-name="P27">A1<text:span text:style-name="T3">- Logoff automático.</text:span></text:p>
            <text:p text:style-name="P26"><text:span text:style-name="T6">a) </text:span>O usuário acessa a página de login.</text:p>
            <text:p text:style-name="P26"><text:span text:style-name="T6">b) </text:span>O usuário informa o ID e a SENHA, e clica em logar</text:p>
            <text:p text:style-name="P26"><text:span text:style-name="T6">c) </text:span>O sistema exibe <text:span text:style-name="T5">login efetuado com sucesso.</text:span></text:p>
            <text:p text:style-name="P26"><text:span text:style-name="T6">d) </text:span>O usuário acessa a página.</text:p>
            <text:p text:style-name="P29"><text:span text:style-name="T6">e</text:span>) <text:s/>Após usuário ficar inativo por 10 minutos, o sistema irá fazer o logoff automaticamente.</text:p>
          </table:table-cell>
        </table:table-row>
        <table:table-row>
          <table:table-cell table:style-name="Tabela1.A2" office:value-type="string">
            <text:p text:style-name="P32">Fluxo de exceção:</text:p>
          </table:table-cell>
          <table:table-cell table:style-name="Tabela1.B2" office:value-type="string">
            <text:p text:style-name="P34">E1 – <text:span text:style-name="T4">Id ou senha incorretos.</text:span></text:p>
            <text:p text:style-name="P34"><text:span text:style-name="T4">a)</text:span> <text:s/><text:span text:style-name="T1">O usuário acessa a página de login.</text:span></text:p>
            <text:p text:style-name="P35">b) <text:span text:style-name="T1">O usuário informa o ID e a SENHA, e clica em logar</text:span></text:p>
            <text:p text:style-name="P35">c) <text:span text:style-name="T1">O sistema exibe “Id ou senha Incorretos”</text:span></text:p>
            <text:p text:style-name="P36">d) Os campos de Login e Senha serão limpos.</text:p>
            <text:p text:style-name="P36">e) Volta para o passo a) fluxo principal.</text:p>
          </table:table-cell>
        </table:table-row>
        <table:table-row>
          <table:table-cell table:style-name="Tabela1.A2" office:value-type="string">
            <text:p text:style-name="P37">Validações:</text:p>
          </table:table-cell>
          <table:table-cell table:style-name="Tabela1.B2" office:value-type="string">
            <text:list xml:id="list6969467836585698665" text:style-name="L6">
              <text:list-item>
                <text:p text:style-name="P117">O campo ID é obrigatório <text:span text:style-name="T7">o </text:span>preenchimento.</text:p>
              </text:list-item>
              <text:list-item>
                <text:p text:style-name="P117">O campo SENHA é obrigatório <text:span text:style-name="T7">o </text:span>preenchimento.</text:p>
              </text:list-item>
              <text:list-item>
                <text:p text:style-name="P118">O ID informado deve ser válido.</text:p>
              </text:list-item>
              <text:list-item>
                <text:p text:style-name="P118">A SENHA informada deve estar correta com o banco de dados.</text:p>
              </text:list-item>
            </text:list>
          </table:table-cell>
        </table:table-row>
      </table:table>
      <text:p text:style-name="P1"><text:bookmark-end text:name="__DdeLink__7_2014220495"/></text:p>
      <text:p text:style-name="P1"/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6">Login</text:p>
          </table:table-cell>
          <table:table-cell table:style-name="Tabela4.B1" office:value-type="string">
            <text:p text:style-name="P47">ID</text:p>
          </table:table-cell>
        </table:table-row>
        <table:table-row>
          <table:table-cell table:style-name="Tabela4.A2" office:value-type="string">
            <text:p text:style-name="P46">Senha</text:p>
          </table:table-cell>
          <table:table-cell table:style-name="Tabela4.B2" office:value-type="string">
            <text:p text:style-name="P47">Senha</text:p>
          </table:table-cell>
        </table:table-row>
        <table:table-row>
          <table:table-cell table:style-name="Tabela4.B2" table:number-columns-spanned="2" office:value-type="string">
            <text:p text:style-name="P46">Logar</text:p>
          </table:table-cell>
          <table:covered-table-cell/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table:number-columns-spanned="2" office:value-type="string">
            <text:p text:style-name="P6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2.A2" office:value-type="string">
            <text:p text:style-name="P6">Objetivo:</text:p>
          </table:table-cell>
          <table:table-cell table:style-name="Tabela2.B2" office:value-type="string">
            <text:p text:style-name="P39">Mostrar para o usuário todas as vagas em aberto.</text:p>
          </table:table-cell>
        </table:table-row>
        <table:table-row>
          <table:table-cell table:style-name="Tabela2.A2" office:value-type="string">
            <text:p text:style-name="P8">Requisitos:</text:p>
          </table:table-cell>
          <table:table-cell table:style-name="Tabela2.B2" office:value-type="string">
            <text:list xml:id="list225122203290675" text:continue-list="list7766880427942402861" text:style-name="L1">
              <text:list-item>
                <text:p text:style-name="P119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10">Atores:</text:p>
          </table:table-cell>
          <table:table-cell table:style-name="Tabela2.B2" office:value-type="string">
            <text:list xml:id="list3904766944590913603" text:style-name="L7">
              <text:list-item>
                <text:p text:style-name="P57">Candidato.</text:p>
              </text:list-item>
              <text:list-item>
                <text:p text:style-name="P57">Recrutador.</text:p>
              </text:list-item>
            </text:list>
          </table:table-cell>
        </table:table-row>
        <table:table-row>
          <table:table-cell table:style-name="Tabela2.A2" office:value-type="string">
            <text:p text:style-name="P12">Prioridade:</text:p>
          </table:table-cell>
          <table:table-cell table:style-name="Tabela2.B2" office:value-type="string">
            <text:p text:style-name="P12">Alta</text:p>
          </table:table-cell>
        </table:table-row>
        <table:table-row>
          <table:table-cell table:style-name="Tabela2.A2" office:value-type="string">
            <text:p text:style-name="P14">Pré-condições:</text:p>
          </table:table-cell>
          <table:table-cell table:style-name="Tabela2.B2" office:value-type="string">
            <text:p text:style-name="P41">Estar logado no sistema, em um dos seguintes perfis:</text:p>
            <text:list xml:id="list225123299300842" text:continue-numbering="true" text:style-name="L7">
              <text:list-item>
                <text:p text:style-name="P58">Candidato.</text:p>
              </text:list-item>
              <text:list-item>
                <text:p text:style-name="P58">Recrutador.</text:p>
              </text:list-item>
            </text:list>
          </table:table-cell>
        </table:table-row>
        <table:table-row>
          <table:table-cell table:style-name="Tabela2.A2" office:value-type="string">
            <text:p text:style-name="P17">Frequência de uso:</text:p>
          </table:table-cell>
          <table:table-cell table:style-name="Tabela2.B2" office:value-type="string">
            <text:p text:style-name="P43">Alta</text:p>
          </table:table-cell>
        </table:table-row>
        <table:table-row>
          <table:table-cell table:style-name="Tabela2.A2" office:value-type="string">
            <text:p text:style-name="P20">Pós-condições:</text:p>
          </table:table-cell>
          <table:table-cell table:style-name="Tabela2.B2" office:value-type="string">
            <text:list xml:id="list1356997546817398733" text:style-name="L8">
              <text:list-item>
                <text:p text:style-name="P68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22">Campos</text:p>
          </table:table-cell>
          <table:table-cell table:style-name="Tabela2.B2" office:value-type="string">
            <text:list xml:id="list4230667482835548192" text:style-name="L9">
              <text:list-item>
                <text:list>
                  <text:list-item>
                    <text:p text:style-name="P79">Id da vaga</text:p>
                  </text:list-item>
                  <text:list-item>
                    <text:p text:style-name="P88">Descrição da vaga</text:p>
                  </text:list-item>
                  <text:list-item>
                    <text:p text:style-name="P88">Setor da vaga</text:p>
                  </text:list-item>
                  <text:list-item>
                    <text:p text:style-name="P88">Data <text:span text:style-name="T17">expiração</text:span> vaga</text:p>
                  </text:list-item>
                  <text:list-item>
                    <text:p text:style-name="P88">Status da vaga – se está participando</text:p>
                  </text:list-item>
                  <text:list-item>
                    <text:p text:style-name="P97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24">Fluxo principal:</text:p>
          </table:table-cell>
          <table:table-cell table:style-name="Tabela2.B2" office:value-type="string">
            <text:list xml:id="list5884712682397070946" text:style-name="L10">
              <text:list-item>
                <text:p text:style-name="P108">O usuário <text:span text:style-name="T18">é encaminhado do caso de uso UC001.</text:span></text:p>
              </text:list-item>
              <text:list-item>
                <text:p text:style-name="P121">Sistema lista as vagas em aberto.</text:p>
              </text:list-item>
              <text:list-item>
                <text:p text:style-name="P121">O usuário seleciona a vaga escolhida clicando em visualizar.</text:p>
              </text:list-item>
              <text:list-item>
                <text:p text:style-name="P121">Encaminhado para o caso de uso UC003.</text:p>
              </text:list-item>
            </text:list>
          </table:table-cell>
        </table:table-row>
        <table:table-row>
          <table:table-cell table:style-name="Tabela2.A2" office:value-type="string">
            <text:p text:style-name="P30">Fluxo alternativo:</text:p>
          </table:table-cell>
          <table:table-cell table:style-name="Tabela2.B2" office:value-type="string">
            <text:p text:style-name="P27">A1 –<text:span text:style-name="T19"> Usuário efetua o logoff</text:span></text:p>
          </table:table-cell>
        </table:table-row>
        <table:table-row>
          <table:table-cell table:style-name="Tabela2.A2" office:value-type="string">
            <text:p text:style-name="P32">Fluxo de exceção:</text:p>
          </table:table-cell>
          <table:table-cell table:style-name="Tabela2.B2" office:value-type="string">
            <text:p text:style-name="P48">Não possui.</text:p>
          </table:table-cell>
        </table:table-row>
        <table:table-row>
          <table:table-cell table:style-name="Tabela2.A2" office:value-type="string">
            <text:p text:style-name="P37">Validações:</text:p>
          </table:table-cell>
          <table:table-cell table:style-name="Tabela2.B2" office:value-type="string">
            <text:p text:style-name="P50">Não possui.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 table:number-columns-repeated="4"/>
        <table:table-row>
          <table:table-cell table:style-name="Tabela3.A1" office:value-type="string">
            <text:p text:style-name="P45">ID</text:p>
          </table:table-cell>
          <table:table-cell table:style-name="Tabela3.A1" office:value-type="string">
            <text:p text:style-name="P45">Descrição</text:p>
          </table:table-cell>
          <table:table-cell table:style-name="Tabela3.A1" office:value-type="string">
            <text:p text:style-name="P45">Área da vaga</text:p>
          </table:table-cell>
          <table:table-cell table:style-name="Tabela3.A1" office:value-type="string">
            <text:p text:style-name="P45">Data de fim</text:p>
          </table:table-cell>
          <table:table-cell table:style-name="Tabela3.A1" office:value-type="string">
            <text:p text:style-name="P45">Status vaga</text:p>
            <text:p text:style-name="P45">Participando ou não</text:p>
          </table:table-cell>
          <table:table-cell table:style-name="Tabela3.F1" office:value-type="string">
            <text:p text:style-name="P45">Visualizar vag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7">UC00<text:span text:style-name="T20">3</text:span> – <text:span text:style-name="T20">Visualizar vaga.</text:span></text:p>
          </table:table-cell>
          <table:covered-table-cell/>
        </table:table-row>
        <table:table-row>
          <table:table-cell table:style-name="Tabela5.A2" office:value-type="string">
            <text:p text:style-name="P7">Objetivo:</text:p>
          </table:table-cell>
          <table:table-cell table:style-name="Tabela5.B2" office:value-type="string">
            <text:p text:style-name="P40">Mostra<text:span text:style-name="T21">r ao usuário as informações da vaga selecionada.</text:span></text:p>
          </table:table-cell>
        </table:table-row>
        <table:table-row>
          <table:table-cell table:style-name="Tabela5.A2" office:value-type="string">
            <text:p text:style-name="P9">Requisitos:</text:p>
          </table:table-cell>
          <table:table-cell table:style-name="Tabela5.B2" office:value-type="string">
            <text:list xml:id="list225122328702478" text:continue-list="list225122203290675" text:style-name="L1">
              <text:list-item>
                <text:p text:style-name="P120">RF00<text:span text:style-name="T22">8 – Visualizar vagas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11">Atores:</text:p>
          </table:table-cell>
          <table:table-cell table:style-name="Tabela5.B2" office:value-type="string">
            <text:list xml:id="list8135586848573675353" text:style-name="L11">
              <text:list-item>
                <text:p text:style-name="P59">Candidato.</text:p>
              </text:list-item>
              <text:list-item>
                <text:p text:style-name="P59">Recrutador.</text:p>
              </text:list-item>
            </text:list>
          </table:table-cell>
        </table:table-row>
        <table:table-row>
          <table:table-cell table:style-name="Tabela5.A2" office:value-type="string">
            <text:p text:style-name="P13">Prioridade:</text:p>
          </table:table-cell>
          <table:table-cell table:style-name="Tabela5.B2" office:value-type="string">
            <text:p text:style-name="P13">Alta</text:p>
          </table:table-cell>
        </table:table-row>
        <table:table-row>
          <table:table-cell table:style-name="Tabela5.A2" office:value-type="string">
            <text:p text:style-name="P15">Pré-condições:</text:p>
          </table:table-cell>
          <table:table-cell table:style-name="Tabela5.B2" office:value-type="string">
            <text:p text:style-name="P42">Estar logado no sistema, em um dos seguintes perfis:</text:p>
            <text:list xml:id="list225122305184406" text:continue-numbering="true" text:style-name="L11">
              <text:list-item>
                <text:p text:style-name="P59">Candidato.</text:p>
              </text:list-item>
              <text:list-item>
                <text:p text:style-name="P59">Recrutador.</text:p>
              </text:list-item>
            </text:list>
          </table:table-cell>
        </table:table-row>
        <table:table-row>
          <table:table-cell table:style-name="Tabela5.A2" office:value-type="string">
            <text:p text:style-name="P18">Frequência de uso:</text:p>
          </table:table-cell>
          <table:table-cell table:style-name="Tabela5.B2" office:value-type="string">
            <text:p text:style-name="P44">Alta</text:p>
          </table:table-cell>
        </table:table-row>
        <table:table-row>
          <table:table-cell table:style-name="Tabela5.A2" office:value-type="string">
            <text:p text:style-name="P21">Pós-condições:</text:p>
          </table:table-cell>
          <table:table-cell table:style-name="Tabela5.B2" office:value-type="string">
            <text:p text:style-name="P52">Candidato (ator)</text:p>
            <text:list xml:id="list4761690791255742393" text:style-name="L12">
              <text:list-item>
                <text:p text:style-name="P69">Inicia caso de uso <text:span text:style-name="T10">UC</text:span><text:span text:style-name="T13">00</text:span><text:span text:style-name="T15">4</text:span><text:span text:style-name="T10"> </text:span><text:span text:style-name="T15">Candidatar </text:span><text:span text:style-name="T16">a</text:span><text:span text:style-name="T14"> vaga</text:span></text:p>
              </text:list-item>
              <text:list-item>
                <text:p text:style-name="P130"><text:bookmark-start text:name="__DdeLink__14_2014220495"/><text:span text:style-name="T14">V</text:span><text:span text:style-name="T10">oltar ao caso de uso UC003 Listar vaga.</text:span><text:bookmark-end text:name="__DdeLink__14_2014220495"/></text:p>
              </text:list-item>
            </text:list>
            <text:p text:style-name="P105">Recrutador (ator)</text:p>
            <text:list xml:id="list4560265697870705582" text:style-name="L13">
              <text:list-item>
                <text:p text:style-name="P131"><text:span text:style-name="T14">V</text:span><text:span text:style-name="T10">oltar ao caso de uso UC003 Listar vaga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3">Campos</text:p>
          </table:table-cell>
          <table:table-cell table:style-name="Tabela5.B2" office:value-type="string">
            <text:list xml:id="list259157434905525254" text:style-name="L14">
              <text:list-item>
                <text:list>
                  <text:list-item>
                    <text:p text:style-name="P80">Id da vaga</text:p>
                  </text:list-item>
                  <text:list-item>
                    <text:p text:style-name="P89">Descrição da vaga</text:p>
                  </text:list-item>
                  <text:list-item>
                    <text:p text:style-name="P89">Setor da vaga</text:p>
                  </text:list-item>
                  <text:list-item>
                    <text:p text:style-name="P89">Data <text:span text:style-name="T17">expiração</text:span> vaga</text:p>
                  </text:list-item>
                  <text:list-item>
                    <text:p text:style-name="P106">Requisitos para a vaga</text:p>
                  </text:list-item>
                  <text:list-item>
                    <text:p text:style-name="P106">Candidato - <text:s/>Botão para se candidatar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25">Fluxo principal:</text:p>
          </table:table-cell>
          <table:table-cell table:style-name="Tabela5.B2" office:value-type="string">
            <text:list xml:id="list621074178354707899" text:style-name="L15">
              <text:list-item>
                <text:p text:style-name="P109">O usuário <text:span text:style-name="T18">é encaminhado do caso de uso UC001.</text:span></text:p>
              </text:list-item>
              <text:list-item>
                <text:p text:style-name="P122">Sistema lista as vagas em aberto.</text:p>
              </text:list-item>
              <text:list-item>
                <text:p text:style-name="P122">O usuário seleciona a vaga escolhida clicando em visualizar.</text:p>
              </text:list-item>
              <text:list-item>
                <text:p text:style-name="P122">Encaminhado para o caso de uso UC003.</text:p>
              </text:list-item>
            </text:list>
          </table:table-cell>
        </table:table-row>
        <table:table-row>
          <table:table-cell table:style-name="Tabela5.A2" office:value-type="string">
            <text:p text:style-name="P31">Fluxo alternativo:</text:p>
          </table:table-cell>
          <table:table-cell table:style-name="Tabela5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5.A2" office:value-type="string">
            <text:p text:style-name="P33">Fluxo de exceção:</text:p>
          </table:table-cell>
          <table:table-cell table:style-name="Tabela5.B2" office:value-type="string">
            <text:p text:style-name="P49">Não possui.</text:p>
          </table:table-cell>
        </table:table-row>
        <table:table-row>
          <table:table-cell table:style-name="Tabela5.A2" office:value-type="string">
            <text:p text:style-name="P38">Validações:</text:p>
          </table:table-cell>
          <table:table-cell table:style-name="Tabela5.B2" office:value-type="string">
            <text:p text:style-name="P51">Não possui.</text:p>
          </table:table-cell>
        </table:table-row>
      </table:table>
      <text:p text:style-name="P2"/>
      <text:p text:style-name="P3">O que é uma vaga:</text:p>
      <text:p text:style-name="P4">ID</text:p>
      <text:p text:style-name="P4">DESC</text:p>
      <text:p text:style-name="P4">DATA criação Gerada na hora.</text:p>
      <text:p text:style-name="P4">Data Limite.</text:p>
      <text:p text:style-name="P4">Requisitos</text:p>
      <text:p text:style-name="P4">Setor</text:p>
      <text:p text:style-name="P3"/>
      <text:p text:style-name="P2"/>
      <table:table table:name="Tabela13" table:style-name="Tabela13">
        <table:table-column table:style-name="Tabela13.A" table:number-columns-repeated="6"/>
        <table:table-column table:style-name="Tabela13.G"/>
        <table:table-row>
          <table:table-cell table:style-name="Tabela13.A1" office:value-type="string">
            <text:p text:style-name="P53">Descrição da vaga</text:p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A1" office:value-type="string">
            <text:p text:style-name="Table_20_Contents"/>
          </table:table-cell>
          <table:table-cell table:style-name="Tabela13.G1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53">Candidatar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53">Voltar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ext:soft-page-break/>
        <table:table-row>
          <table:table-cell table:style-name="Tabela13.A2" office:value-type="string">
            <text:p text:style-name="P53">ID vaga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53">Requisitos da vaga</text:p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A2" office:value-type="string">
            <text:p text:style-name="Table_20_Contents"/>
          </table:table-cell>
          <table:table-cell table:style-name="Tabela13.G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6.A2" office:value-type="string">
            <text:p text:style-name="P7">Objetivo:</text:p>
          </table:table-cell>
          <table:table-cell table:style-name="Tabela6.B2" office:value-type="string">
            <text:p text:style-name="P40">Mostrar para o usuário todas as vagas em aberto.</text:p>
          </table:table-cell>
        </table:table-row>
        <table:table-row>
          <table:table-cell table:style-name="Tabela6.A2" office:value-type="string">
            <text:p text:style-name="P9">Requisitos:</text:p>
          </table:table-cell>
          <table:table-cell table:style-name="Tabela6.B2" office:value-type="string">
            <text:list xml:id="list225122349808754" text:continue-list="list225122328702478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11">Atores:</text:p>
          </table:table-cell>
          <table:table-cell table:style-name="Tabela6.B2" office:value-type="string">
            <text:list xml:id="list1448409752450649286" text:style-name="L16">
              <text:list-item>
                <text:p text:style-name="P60">Candidato.</text:p>
              </text:list-item>
              <text:list-item>
                <text:p text:style-name="P60">Recrutador.</text:p>
              </text:list-item>
            </text:list>
          </table:table-cell>
        </table:table-row>
        <table:table-row>
          <table:table-cell table:style-name="Tabela6.A2" office:value-type="string">
            <text:p text:style-name="P13">Prioridade:</text:p>
          </table:table-cell>
          <table:table-cell table:style-name="Tabela6.B2" office:value-type="string">
            <text:p text:style-name="P13">Alta</text:p>
          </table:table-cell>
        </table:table-row>
        <table:table-row>
          <table:table-cell table:style-name="Tabela6.A2" office:value-type="string">
            <text:p text:style-name="P15">Pré-condições:</text:p>
          </table:table-cell>
          <table:table-cell table:style-name="Tabela6.B2" office:value-type="string">
            <text:p text:style-name="P42">Estar logado no sistema, em um dos seguintes perfis:</text:p>
            <text:list xml:id="list225122258301380" text:continue-numbering="true" text:style-name="L16">
              <text:list-item>
                <text:p text:style-name="P60">Candidato.</text:p>
              </text:list-item>
              <text:list-item>
                <text:p text:style-name="P60">Recrutador.</text:p>
              </text:list-item>
            </text:list>
          </table:table-cell>
        </table:table-row>
        <table:table-row>
          <table:table-cell table:style-name="Tabela6.A2" office:value-type="string">
            <text:p text:style-name="P18">Frequência de uso:</text:p>
          </table:table-cell>
          <table:table-cell table:style-name="Tabela6.B2" office:value-type="string">
            <text:p text:style-name="P44">Alta</text:p>
          </table:table-cell>
        </table:table-row>
        <table:table-row>
          <table:table-cell table:style-name="Tabela6.A2" office:value-type="string">
            <text:p text:style-name="P21">Pós-condições:</text:p>
          </table:table-cell>
          <table:table-cell table:style-name="Tabela6.B2" office:value-type="string">
            <text:list xml:id="list5324989758309507891" text:style-name="L17">
              <text:list-item>
                <text:p text:style-name="P70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23">Campos</text:p>
          </table:table-cell>
          <table:table-cell table:style-name="Tabela6.B2" office:value-type="string">
            <text:list xml:id="list1967407636736205463" text:style-name="L18">
              <text:list-item>
                <text:list>
                  <text:list-item>
                    <text:p text:style-name="P81">Id da vaga</text:p>
                  </text:list-item>
                  <text:list-item>
                    <text:p text:style-name="P90">Descrição da vaga</text:p>
                  </text:list-item>
                  <text:list-item>
                    <text:p text:style-name="P90">Setor da vaga</text:p>
                  </text:list-item>
                  <text:list-item>
                    <text:p text:style-name="P90">Data <text:span text:style-name="T17">expiração</text:span> vaga</text:p>
                  </text:list-item>
                  <text:list-item>
                    <text:p text:style-name="P90">Status da vaga – se está participando</text:p>
                  </text:list-item>
                  <text:list-item>
                    <text:p text:style-name="P98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25">Fluxo principal:</text:p>
          </table:table-cell>
          <table:table-cell table:style-name="Tabela6.B2" office:value-type="string">
            <text:list xml:id="list8159109951889290872" text:style-name="L19">
              <text:list-item>
                <text:p text:style-name="P110">O usuário <text:span text:style-name="T18">é encaminhado do caso de uso UC001.</text:span></text:p>
              </text:list-item>
              <text:list-item>
                <text:p text:style-name="P123"><text:soft-page-break/>Sistema lista as vagas em aberto.</text:p>
              </text:list-item>
              <text:list-item>
                <text:p text:style-name="P123">O usuário seleciona a vaga escolhida clicando em visualizar.</text:p>
              </text:list-item>
              <text:list-item>
                <text:p text:style-name="P123">Encaminhado para o caso de uso UC003.</text:p>
              </text:list-item>
            </text:list>
          </table:table-cell>
        </table:table-row>
        <table:table-row>
          <table:table-cell table:style-name="Tabela6.A2" office:value-type="string">
            <text:p text:style-name="P31">Fluxo alternativo:</text:p>
          </table:table-cell>
          <table:table-cell table:style-name="Tabela6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6.A2" office:value-type="string">
            <text:p text:style-name="P33">Fluxo de exceção:</text:p>
          </table:table-cell>
          <table:table-cell table:style-name="Tabela6.B2" office:value-type="string">
            <text:p text:style-name="P49">Não possui.</text:p>
          </table:table-cell>
        </table:table-row>
        <table:table-row>
          <table:table-cell table:style-name="Tabela6.A2" office:value-type="string">
            <text:p text:style-name="P38">Validações:</text:p>
          </table:table-cell>
          <table:table-cell table:style-name="Tabela6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7.A2" office:value-type="string">
            <text:p text:style-name="P7">Objetivo:</text:p>
          </table:table-cell>
          <table:table-cell table:style-name="Tabela7.B2" office:value-type="string">
            <text:p text:style-name="P40">Mostrar para o usuário todas as vagas em aberto.</text:p>
          </table:table-cell>
        </table:table-row>
        <table:table-row>
          <table:table-cell table:style-name="Tabela7.A2" office:value-type="string">
            <text:p text:style-name="P9">Requisitos:</text:p>
          </table:table-cell>
          <table:table-cell table:style-name="Tabela7.B2" office:value-type="string">
            <text:list xml:id="list225122162590929" text:continue-list="list225122349808754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11">Atores:</text:p>
          </table:table-cell>
          <table:table-cell table:style-name="Tabela7.B2" office:value-type="string">
            <text:list xml:id="list3054408505960871282" text:style-name="L20">
              <text:list-item>
                <text:p text:style-name="P61">Candidato.</text:p>
              </text:list-item>
              <text:list-item>
                <text:p text:style-name="P61">Recrutador.</text:p>
              </text:list-item>
            </text:list>
          </table:table-cell>
        </table:table-row>
        <table:table-row>
          <table:table-cell table:style-name="Tabela7.A2" office:value-type="string">
            <text:p text:style-name="P13">Prioridade:</text:p>
          </table:table-cell>
          <table:table-cell table:style-name="Tabela7.B2" office:value-type="string">
            <text:p text:style-name="P13">Alta</text:p>
          </table:table-cell>
        </table:table-row>
        <table:table-row>
          <table:table-cell table:style-name="Tabela7.A2" office:value-type="string">
            <text:p text:style-name="P15">Pré-condições:</text:p>
          </table:table-cell>
          <table:table-cell table:style-name="Tabela7.B2" office:value-type="string">
            <text:p text:style-name="P42">Estar logado no sistema, em um dos seguintes perfis:</text:p>
            <text:list xml:id="list225122407080032" text:continue-numbering="true" text:style-name="L20">
              <text:list-item>
                <text:p text:style-name="P61">Candidato.</text:p>
              </text:list-item>
              <text:list-item>
                <text:p text:style-name="P61">Recrutador.</text:p>
              </text:list-item>
            </text:list>
          </table:table-cell>
        </table:table-row>
        <table:table-row>
          <table:table-cell table:style-name="Tabela7.A2" office:value-type="string">
            <text:p text:style-name="P18">Frequência de uso:</text:p>
          </table:table-cell>
          <table:table-cell table:style-name="Tabela7.B2" office:value-type="string">
            <text:p text:style-name="P44">Alta</text:p>
          </table:table-cell>
        </table:table-row>
        <table:table-row>
          <table:table-cell table:style-name="Tabela7.A2" office:value-type="string">
            <text:p text:style-name="P21">Pós-condições:</text:p>
          </table:table-cell>
          <table:table-cell table:style-name="Tabela7.B2" office:value-type="string">
            <text:list xml:id="list937180701385843518" text:style-name="L21">
              <text:list-item>
                <text:p text:style-name="P71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23">Campos</text:p>
          </table:table-cell>
          <table:table-cell table:style-name="Tabela7.B2" office:value-type="string">
            <text:list xml:id="list6361171479857065131" text:style-name="L22">
              <text:list-item>
                <text:list>
                  <text:list-item>
                    <text:p text:style-name="P82">Id da vaga</text:p>
                  </text:list-item>
                  <text:list-item>
                    <text:p text:style-name="P91">Descrição da vaga</text:p>
                  </text:list-item>
                  <text:list-item>
                    <text:p text:style-name="P91">Setor da vaga</text:p>
                  </text:list-item>
                  <text:list-item>
                    <text:p text:style-name="P91">Data <text:span text:style-name="T17">expiração</text:span> vaga</text:p>
                  </text:list-item>
                  <text:list-item>
                    <text:p text:style-name="P91">Status da vaga – se está participando</text:p>
                  </text:list-item>
                  <text:list-item>
                    <text:p text:style-name="P99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7.A2" office:value-type="string">
            <text:p text:style-name="P25">Fluxo principal:</text:p>
          </table:table-cell>
          <table:table-cell table:style-name="Tabela7.B2" office:value-type="string">
            <text:list xml:id="list7245816849115190429" text:style-name="L23">
              <text:list-item>
                <text:p text:style-name="P111">O usuário <text:span text:style-name="T18">é encaminhado do caso de uso UC001.</text:span></text:p>
              </text:list-item>
              <text:list-item>
                <text:p text:style-name="P124">Sistema lista as vagas em aberto.</text:p>
              </text:list-item>
              <text:list-item>
                <text:p text:style-name="P124">O usuário seleciona a vaga escolhida clicando em visualizar.</text:p>
              </text:list-item>
              <text:list-item>
                <text:p text:style-name="P124">Encaminhado para o caso de uso UC003.</text:p>
              </text:list-item>
            </text:list>
          </table:table-cell>
        </table:table-row>
        <table:table-row>
          <table:table-cell table:style-name="Tabela7.A2" office:value-type="string">
            <text:p text:style-name="P31">Fluxo alternativo:</text:p>
          </table:table-cell>
          <table:table-cell table:style-name="Tabela7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7.A2" office:value-type="string">
            <text:p text:style-name="P33">Fluxo de exceção:</text:p>
          </table:table-cell>
          <table:table-cell table:style-name="Tabela7.B2" office:value-type="string">
            <text:p text:style-name="P49">Não possui.</text:p>
          </table:table-cell>
        </table:table-row>
        <table:table-row>
          <table:table-cell table:style-name="Tabela7.A2" office:value-type="string">
            <text:p text:style-name="P38">Validações:</text:p>
          </table:table-cell>
          <table:table-cell table:style-name="Tabela7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8.A2" office:value-type="string">
            <text:p text:style-name="P7">Objetivo:</text:p>
          </table:table-cell>
          <table:table-cell table:style-name="Tabela8.B2" office:value-type="string">
            <text:p text:style-name="P40">Mostrar para o usuário todas as vagas em aberto.</text:p>
          </table:table-cell>
        </table:table-row>
        <table:table-row>
          <table:table-cell table:style-name="Tabela8.A2" office:value-type="string">
            <text:p text:style-name="P9">Requisitos:</text:p>
          </table:table-cell>
          <table:table-cell table:style-name="Tabela8.B2" office:value-type="string">
            <text:list xml:id="list225121511572453" text:continue-list="list225122162590929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11">Atores:</text:p>
          </table:table-cell>
          <table:table-cell table:style-name="Tabela8.B2" office:value-type="string">
            <text:list xml:id="list7582846432564172074" text:style-name="L24">
              <text:list-item>
                <text:p text:style-name="P62">Candidato.</text:p>
              </text:list-item>
              <text:list-item>
                <text:p text:style-name="P62">Recrutador.</text:p>
              </text:list-item>
            </text:list>
          </table:table-cell>
        </table:table-row>
        <table:table-row>
          <table:table-cell table:style-name="Tabela8.A2" office:value-type="string">
            <text:p text:style-name="P13">Prioridade:</text:p>
          </table:table-cell>
          <table:table-cell table:style-name="Tabela8.B2" office:value-type="string">
            <text:p text:style-name="P13">Alta</text:p>
          </table:table-cell>
        </table:table-row>
        <table:table-row>
          <table:table-cell table:style-name="Tabela8.A2" office:value-type="string">
            <text:p text:style-name="P15">Pré-condições:</text:p>
          </table:table-cell>
          <table:table-cell table:style-name="Tabela8.B2" office:value-type="string">
            <text:p text:style-name="P42">Estar logado no sistema, em um dos seguintes perfis:</text:p>
            <text:list xml:id="list225121499975870" text:continue-numbering="true" text:style-name="L24">
              <text:list-item>
                <text:p text:style-name="P62">Candidato.</text:p>
              </text:list-item>
              <text:list-item>
                <text:p text:style-name="P62">Recrutador.</text:p>
              </text:list-item>
            </text:list>
          </table:table-cell>
        </table:table-row>
        <table:table-row>
          <table:table-cell table:style-name="Tabela8.A2" office:value-type="string">
            <text:p text:style-name="P18">Frequência de uso:</text:p>
          </table:table-cell>
          <table:table-cell table:style-name="Tabela8.B2" office:value-type="string">
            <text:p text:style-name="P44">Alta</text:p>
          </table:table-cell>
        </table:table-row>
        <table:table-row>
          <table:table-cell table:style-name="Tabela8.A2" office:value-type="string">
            <text:p text:style-name="P21">Pós-condições:</text:p>
          </table:table-cell>
          <table:table-cell table:style-name="Tabela8.B2" office:value-type="string">
            <text:list xml:id="list7170514208746581734" text:style-name="L25">
              <text:list-item>
                <text:p text:style-name="P72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23">Campos</text:p>
          </table:table-cell>
          <table:table-cell table:style-name="Tabela8.B2" office:value-type="string">
            <text:list xml:id="list8523252881650583066" text:style-name="L26">
              <text:list-item>
                <text:list>
                  <text:list-item>
                    <text:p text:style-name="P83">Id da vaga</text:p>
                  </text:list-item>
                  <text:list-item>
                    <text:p text:style-name="P92">Descrição da vaga</text:p>
                  </text:list-item>
                  <text:list-item>
                    <text:p text:style-name="P92">Setor da vaga</text:p>
                  </text:list-item>
                  <text:list-item>
                    <text:p text:style-name="P92">Data <text:span text:style-name="T17">expiração</text:span> vaga</text:p>
                  </text:list-item>
                  <text:list-item>
                    <text:p text:style-name="P92">Status da vaga – se está participando</text:p>
                  </text:list-item>
                  <text:list-item>
                    <text:p text:style-name="P100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8.A2" office:value-type="string">
            <text:p text:style-name="P25">Fluxo principal:</text:p>
          </table:table-cell>
          <table:table-cell table:style-name="Tabela8.B2" office:value-type="string">
            <text:list xml:id="list5475385143339568824" text:style-name="L27">
              <text:list-item>
                <text:p text:style-name="P112">O usuário <text:span text:style-name="T18">é encaminhado do caso de uso UC001.</text:span></text:p>
              </text:list-item>
              <text:list-item>
                <text:p text:style-name="P125">Sistema lista as vagas em aberto.</text:p>
              </text:list-item>
              <text:list-item>
                <text:p text:style-name="P125">O usuário seleciona a vaga escolhida clicando em visualizar.</text:p>
              </text:list-item>
              <text:list-item>
                <text:p text:style-name="P125">Encaminhado para o caso de uso UC003.</text:p>
              </text:list-item>
            </text:list>
          </table:table-cell>
        </table:table-row>
        <table:table-row>
          <table:table-cell table:style-name="Tabela8.A2" office:value-type="string">
            <text:p text:style-name="P31">Fluxo alternativo:</text:p>
          </table:table-cell>
          <table:table-cell table:style-name="Tabela8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8.A2" office:value-type="string">
            <text:p text:style-name="P33">Fluxo de exceção:</text:p>
          </table:table-cell>
          <table:table-cell table:style-name="Tabela8.B2" office:value-type="string">
            <text:p text:style-name="P49">Não possui.</text:p>
          </table:table-cell>
        </table:table-row>
        <table:table-row>
          <table:table-cell table:style-name="Tabela8.A2" office:value-type="string">
            <text:p text:style-name="P38">Validações:</text:p>
          </table:table-cell>
          <table:table-cell table:style-name="Tabela8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9.A2" office:value-type="string">
            <text:p text:style-name="P7">Objetivo:</text:p>
          </table:table-cell>
          <table:table-cell table:style-name="Tabela9.B2" office:value-type="string">
            <text:p text:style-name="P40">Mostrar para o usuário todas as vagas em aberto.</text:p>
          </table:table-cell>
        </table:table-row>
        <table:table-row>
          <table:table-cell table:style-name="Tabela9.A2" office:value-type="string">
            <text:p text:style-name="P9">Requisitos:</text:p>
          </table:table-cell>
          <table:table-cell table:style-name="Tabela9.B2" office:value-type="string">
            <text:list xml:id="list225122179944667" text:continue-list="list225121511572453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11">Atores:</text:p>
          </table:table-cell>
          <table:table-cell table:style-name="Tabela9.B2" office:value-type="string">
            <text:list xml:id="list191934815692990415" text:style-name="L28">
              <text:list-item>
                <text:p text:style-name="P63">Candidato.</text:p>
              </text:list-item>
              <text:list-item>
                <text:p text:style-name="P63">Recrutador.</text:p>
              </text:list-item>
            </text:list>
          </table:table-cell>
        </table:table-row>
        <table:table-row>
          <table:table-cell table:style-name="Tabela9.A2" office:value-type="string">
            <text:p text:style-name="P13">Prioridade:</text:p>
          </table:table-cell>
          <table:table-cell table:style-name="Tabela9.B2" office:value-type="string">
            <text:p text:style-name="P13">Alta</text:p>
          </table:table-cell>
        </table:table-row>
        <table:table-row>
          <table:table-cell table:style-name="Tabela9.A2" office:value-type="string">
            <text:p text:style-name="P15">Pré-condições:</text:p>
          </table:table-cell>
          <table:table-cell table:style-name="Tabela9.B2" office:value-type="string">
            <text:p text:style-name="P42">Estar logado no sistema, em um dos seguintes perfis:</text:p>
            <text:list xml:id="list225121597172349" text:continue-numbering="true" text:style-name="L28">
              <text:list-item>
                <text:p text:style-name="P63">Candidato.</text:p>
              </text:list-item>
              <text:list-item>
                <text:p text:style-name="P63">Recrutador.</text:p>
              </text:list-item>
            </text:list>
          </table:table-cell>
        </table:table-row>
        <table:table-row>
          <table:table-cell table:style-name="Tabela9.A2" office:value-type="string">
            <text:p text:style-name="P18">Frequência de uso:</text:p>
          </table:table-cell>
          <table:table-cell table:style-name="Tabela9.B2" office:value-type="string">
            <text:p text:style-name="P44">Alta</text:p>
          </table:table-cell>
        </table:table-row>
        <table:table-row>
          <table:table-cell table:style-name="Tabela9.A2" office:value-type="string">
            <text:p text:style-name="P21">Pós-condições:</text:p>
          </table:table-cell>
          <table:table-cell table:style-name="Tabela9.B2" office:value-type="string">
            <text:list xml:id="list7664815262197102672" text:style-name="L29">
              <text:list-item>
                <text:p text:style-name="P73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23">Campos</text:p>
          </table:table-cell>
          <table:table-cell table:style-name="Tabela9.B2" office:value-type="string">
            <text:list xml:id="list9079856261714325697" text:style-name="L30">
              <text:list-item>
                <text:list>
                  <text:list-item>
                    <text:p text:style-name="P84">Id da vaga</text:p>
                  </text:list-item>
                  <text:list-item>
                    <text:p text:style-name="P93">Descrição da vaga</text:p>
                  </text:list-item>
                  <text:list-item>
                    <text:p text:style-name="P93">Setor da vaga</text:p>
                  </text:list-item>
                  <text:list-item>
                    <text:p text:style-name="P93">Data <text:span text:style-name="T17">expiração</text:span> vaga</text:p>
                  </text:list-item>
                  <text:list-item>
                    <text:p text:style-name="P93">Status da vaga – se está participando</text:p>
                  </text:list-item>
                  <text:list-item>
                    <text:p text:style-name="P101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9.A2" office:value-type="string">
            <text:p text:style-name="P25">Fluxo principal:</text:p>
          </table:table-cell>
          <table:table-cell table:style-name="Tabela9.B2" office:value-type="string">
            <text:list xml:id="list1448981768839234663" text:style-name="L31">
              <text:list-item>
                <text:p text:style-name="P113">O usuário <text:span text:style-name="T18">é encaminhado do caso de uso UC001.</text:span></text:p>
              </text:list-item>
              <text:list-item>
                <text:p text:style-name="P126">Sistema lista as vagas em aberto.</text:p>
              </text:list-item>
              <text:list-item>
                <text:p text:style-name="P126">O usuário seleciona a vaga escolhida clicando em visualizar.</text:p>
              </text:list-item>
              <text:list-item>
                <text:p text:style-name="P126">Encaminhado para o caso de uso UC003.</text:p>
              </text:list-item>
            </text:list>
          </table:table-cell>
        </table:table-row>
        <table:table-row>
          <table:table-cell table:style-name="Tabela9.A2" office:value-type="string">
            <text:p text:style-name="P31">Fluxo alternativo:</text:p>
          </table:table-cell>
          <table:table-cell table:style-name="Tabela9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9.A2" office:value-type="string">
            <text:p text:style-name="P33">Fluxo de exceção:</text:p>
          </table:table-cell>
          <table:table-cell table:style-name="Tabela9.B2" office:value-type="string">
            <text:p text:style-name="P49">Não possui.</text:p>
          </table:table-cell>
        </table:table-row>
        <table:table-row>
          <table:table-cell table:style-name="Tabela9.A2" office:value-type="string">
            <text:p text:style-name="P38">Validações:</text:p>
          </table:table-cell>
          <table:table-cell table:style-name="Tabela9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10.A2" office:value-type="string">
            <text:p text:style-name="P7">Objetivo:</text:p>
          </table:table-cell>
          <table:table-cell table:style-name="Tabela10.B2" office:value-type="string">
            <text:p text:style-name="P40">Mostrar para o usuário todas as vagas em aberto.</text:p>
          </table:table-cell>
        </table:table-row>
        <table:table-row>
          <table:table-cell table:style-name="Tabela10.A2" office:value-type="string">
            <text:p text:style-name="P9">Requisitos:</text:p>
          </table:table-cell>
          <table:table-cell table:style-name="Tabela10.B2" office:value-type="string">
            <text:list xml:id="list225123015638099" text:continue-list="list225122179944667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11">Atores:</text:p>
          </table:table-cell>
          <table:table-cell table:style-name="Tabela10.B2" office:value-type="string">
            <text:list xml:id="list8995796327208968918" text:style-name="L32">
              <text:list-item>
                <text:p text:style-name="P64">Candidato.</text:p>
              </text:list-item>
              <text:list-item>
                <text:p text:style-name="P64">Recrut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13">Prioridade:</text:p>
          </table:table-cell>
          <table:table-cell table:style-name="Tabela10.B2" office:value-type="string">
            <text:p text:style-name="P13">Alta</text:p>
          </table:table-cell>
        </table:table-row>
        <table:table-row>
          <table:table-cell table:style-name="Tabela10.A2" office:value-type="string">
            <text:p text:style-name="P15">Pré-condições:</text:p>
          </table:table-cell>
          <table:table-cell table:style-name="Tabela10.B2" office:value-type="string">
            <text:p text:style-name="P42">Estar logado no sistema, em um dos seguintes perfis:</text:p>
            <text:list xml:id="list225122841410708" text:continue-numbering="true" text:style-name="L32">
              <text:list-item>
                <text:p text:style-name="P64">Candidato.</text:p>
              </text:list-item>
              <text:list-item>
                <text:p text:style-name="P64">Recrut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18">Frequência de uso:</text:p>
          </table:table-cell>
          <table:table-cell table:style-name="Tabela10.B2" office:value-type="string">
            <text:p text:style-name="P44">Alta</text:p>
          </table:table-cell>
        </table:table-row>
        <table:table-row>
          <table:table-cell table:style-name="Tabela10.A2" office:value-type="string">
            <text:p text:style-name="P21">Pós-condições:</text:p>
          </table:table-cell>
          <table:table-cell table:style-name="Tabela10.B2" office:value-type="string">
            <text:list xml:id="list7465742352702573376" text:style-name="L33">
              <text:list-item>
                <text:p text:style-name="P74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23">Campos</text:p>
          </table:table-cell>
          <table:table-cell table:style-name="Tabela10.B2" office:value-type="string">
            <text:list xml:id="list8439202189827475256" text:style-name="L34">
              <text:list-item>
                <text:list>
                  <text:list-item>
                    <text:p text:style-name="P85">Id da vaga</text:p>
                  </text:list-item>
                  <text:list-item>
                    <text:p text:style-name="P94">Descrição da vaga</text:p>
                  </text:list-item>
                  <text:list-item>
                    <text:p text:style-name="P94">Setor da vaga</text:p>
                  </text:list-item>
                  <text:list-item>
                    <text:p text:style-name="P94">Data <text:span text:style-name="T17">expiração</text:span> vaga</text:p>
                  </text:list-item>
                  <text:list-item>
                    <text:p text:style-name="P94">Status da vaga – se está participando</text:p>
                  </text:list-item>
                  <text:list-item>
                    <text:p text:style-name="P102">Visualizar vaga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ela10.A2" office:value-type="string">
            <text:p text:style-name="P25">Fluxo principal:</text:p>
          </table:table-cell>
          <table:table-cell table:style-name="Tabela10.B2" office:value-type="string">
            <text:list xml:id="list9080949545512965801" text:style-name="L35">
              <text:list-item>
                <text:p text:style-name="P114">O usuário <text:span text:style-name="T18">é encaminhado do caso de uso UC001.</text:span></text:p>
              </text:list-item>
              <text:list-item>
                <text:p text:style-name="P127">Sistema lista as vagas em aberto.</text:p>
              </text:list-item>
              <text:list-item>
                <text:p text:style-name="P127">O usuário seleciona a vaga escolhida clicando em visualizar.</text:p>
              </text:list-item>
              <text:list-item>
                <text:p text:style-name="P127">Encaminhado para o caso de uso UC003.</text:p>
              </text:list-item>
            </text:list>
          </table:table-cell>
        </table:table-row>
        <table:table-row>
          <table:table-cell table:style-name="Tabela10.A2" office:value-type="string">
            <text:p text:style-name="P31">Fluxo alternativo:</text:p>
          </table:table-cell>
          <table:table-cell table:style-name="Tabela10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10.A2" office:value-type="string">
            <text:p text:style-name="P33">Fluxo de exceção:</text:p>
          </table:table-cell>
          <table:table-cell table:style-name="Tabela10.B2" office:value-type="string">
            <text:p text:style-name="P49">Não possui.</text:p>
          </table:table-cell>
        </table:table-row>
        <table:table-row>
          <table:table-cell table:style-name="Tabela10.A2" office:value-type="string">
            <text:p text:style-name="P38">Validações:</text:p>
          </table:table-cell>
          <table:table-cell table:style-name="Tabela10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11.A2" office:value-type="string">
            <text:p text:style-name="P7">Objetivo:</text:p>
          </table:table-cell>
          <table:table-cell table:style-name="Tabela11.B2" office:value-type="string">
            <text:p text:style-name="P40">Mostrar para o usuário todas as vagas em aberto.</text:p>
          </table:table-cell>
        </table:table-row>
        <table:table-row>
          <table:table-cell table:style-name="Tabela11.A2" office:value-type="string">
            <text:p text:style-name="P9">Requisitos:</text:p>
          </table:table-cell>
          <table:table-cell table:style-name="Tabela11.B2" office:value-type="string">
            <text:list xml:id="list225121718556868" text:continue-list="list225123015638099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11">Atores:</text:p>
          </table:table-cell>
          <table:table-cell table:style-name="Tabela11.B2" office:value-type="string">
            <text:list xml:id="list6175071161275552138" text:style-name="L36">
              <text:list-item>
                <text:p text:style-name="P65">Candidato.</text:p>
              </text:list-item>
              <text:list-item>
                <text:p text:style-name="P65">Recrut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13">Prioridade:</text:p>
          </table:table-cell>
          <table:table-cell table:style-name="Tabela11.B2" office:value-type="string">
            <text:p text:style-name="P13">Alta</text:p>
          </table:table-cell>
        </table:table-row>
        <table:table-row>
          <table:table-cell table:style-name="Tabela11.A2" office:value-type="string">
            <text:p text:style-name="P15">Pré-condições:</text:p>
          </table:table-cell>
          <table:table-cell table:style-name="Tabela11.B2" office:value-type="string">
            <text:p text:style-name="P42">Estar logado no sistema, em um dos seguintes perfis:</text:p>
            <text:list xml:id="list225122942389409" text:continue-numbering="true" text:style-name="L36">
              <text:list-item>
                <text:p text:style-name="P65">Candidato.</text:p>
              </text:list-item>
              <text:list-item>
                <text:p text:style-name="P65">Recrut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18">Frequência de uso:</text:p>
          </table:table-cell>
          <table:table-cell table:style-name="Tabela11.B2" office:value-type="string">
            <text:p text:style-name="P44">Alta</text:p>
          </table:table-cell>
        </table:table-row>
        <table:table-row>
          <table:table-cell table:style-name="Tabela11.A2" office:value-type="string">
            <text:p text:style-name="P21">Pós-condições:</text:p>
          </table:table-cell>
          <table:table-cell table:style-name="Tabela11.B2" office:value-type="string">
            <text:list xml:id="list6028254689274871748" text:style-name="L37">
              <text:list-item>
                <text:p text:style-name="P75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23">Campos</text:p>
          </table:table-cell>
          <table:table-cell table:style-name="Tabela11.B2" office:value-type="string">
            <text:list xml:id="list7466239300533233362" text:style-name="L38">
              <text:list-item>
                <text:list>
                  <text:list-item>
                    <text:p text:style-name="P86">Id da vaga</text:p>
                  </text:list-item>
                  <text:list-item>
                    <text:p text:style-name="P95">Descrição da vaga</text:p>
                  </text:list-item>
                  <text:list-item>
                    <text:p text:style-name="P95">Setor da vaga</text:p>
                  </text:list-item>
                  <text:list-item>
                    <text:p text:style-name="P95">Data <text:span text:style-name="T17">expiração</text:span> vaga</text:p>
                  </text:list-item>
                  <text:list-item>
                    <text:p text:style-name="P95">Status da vaga – se está participando</text:p>
                  </text:list-item>
                  <text:list-item>
                    <text:p text:style-name="P103"><text:soft-page-break/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25">Fluxo principal:</text:p>
          </table:table-cell>
          <table:table-cell table:style-name="Tabela11.B2" office:value-type="string">
            <text:list xml:id="list2715139869646306793" text:style-name="L39">
              <text:list-item>
                <text:p text:style-name="P115">O usuário <text:span text:style-name="T18">é encaminhado do caso de uso UC001.</text:span></text:p>
              </text:list-item>
              <text:list-item>
                <text:p text:style-name="P128">Sistema lista as vagas em aberto.</text:p>
              </text:list-item>
              <text:list-item>
                <text:p text:style-name="P128">O usuário seleciona a vaga escolhida clicando em visualizar.</text:p>
              </text:list-item>
              <text:list-item>
                <text:p text:style-name="P128">Encaminhado para o caso de uso UC003.</text:p>
              </text:list-item>
            </text:list>
          </table:table-cell>
        </table:table-row>
        <table:table-row>
          <table:table-cell table:style-name="Tabela11.A2" office:value-type="string">
            <text:p text:style-name="P31">Fluxo alternativo:</text:p>
          </table:table-cell>
          <table:table-cell table:style-name="Tabela11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11.A2" office:value-type="string">
            <text:p text:style-name="P33">Fluxo de exceção:</text:p>
          </table:table-cell>
          <table:table-cell table:style-name="Tabela11.B2" office:value-type="string">
            <text:p text:style-name="P49">Não possui.</text:p>
          </table:table-cell>
        </table:table-row>
        <table:table-row>
          <table:table-cell table:style-name="Tabela11.A2" office:value-type="string">
            <text:p text:style-name="P38">Validações:</text:p>
          </table:table-cell>
          <table:table-cell table:style-name="Tabela11.B2" office:value-type="string">
            <text:p text:style-name="P51">Não possui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7">UC00<text:span text:style-name="T8">2</text:span> – <text:span text:style-name="T8">Listar vagas em aberto</text:span></text:p>
          </table:table-cell>
          <table:covered-table-cell/>
        </table:table-row>
        <table:table-row>
          <table:table-cell table:style-name="Tabela12.A2" office:value-type="string">
            <text:p text:style-name="P7">Objetivo:</text:p>
          </table:table-cell>
          <table:table-cell table:style-name="Tabela12.B2" office:value-type="string">
            <text:p text:style-name="P40">Mostrar para o usuário todas as vagas em aberto.</text:p>
          </table:table-cell>
        </table:table-row>
        <table:table-row>
          <table:table-cell table:style-name="Tabela12.A2" office:value-type="string">
            <text:p text:style-name="P9">Requisitos:</text:p>
          </table:table-cell>
          <table:table-cell table:style-name="Tabela12.B2" office:value-type="string">
            <text:list xml:id="list225123472382480" text:continue-list="list225121718556868" text:style-name="L1">
              <text:list-item>
                <text:p text:style-name="P120">RF00<text:span text:style-name="T9">4</text:span> – <text:s/><text:span text:style-name="T9">Listar vagas em aberto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11">Atores:</text:p>
          </table:table-cell>
          <table:table-cell table:style-name="Tabela12.B2" office:value-type="string">
            <text:list xml:id="list8183889330258291819" text:style-name="L40">
              <text:list-item>
                <text:p text:style-name="P66">Candidato.</text:p>
              </text:list-item>
              <text:list-item>
                <text:p text:style-name="P66">Recrut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13">Prioridade:</text:p>
          </table:table-cell>
          <table:table-cell table:style-name="Tabela12.B2" office:value-type="string">
            <text:p text:style-name="P13">Alta</text:p>
          </table:table-cell>
        </table:table-row>
        <table:table-row>
          <table:table-cell table:style-name="Tabela12.A2" office:value-type="string">
            <text:p text:style-name="P15">Pré-condições:</text:p>
          </table:table-cell>
          <table:table-cell table:style-name="Tabela12.B2" office:value-type="string">
            <text:p text:style-name="P42">Estar logado no sistema, em um dos seguintes perfis:</text:p>
            <text:list xml:id="list225123113846122" text:continue-numbering="true" text:style-name="L40">
              <text:list-item>
                <text:p text:style-name="P66">Candidato.</text:p>
              </text:list-item>
              <text:list-item>
                <text:p text:style-name="P66">Recrut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18">Frequência de uso:</text:p>
          </table:table-cell>
          <table:table-cell table:style-name="Tabela12.B2" office:value-type="string">
            <text:p text:style-name="P44">Alta</text:p>
          </table:table-cell>
        </table:table-row>
        <table:table-row>
          <table:table-cell table:style-name="Tabela12.A2" office:value-type="string">
            <text:p text:style-name="P21">Pós-condições:</text:p>
          </table:table-cell>
          <table:table-cell table:style-name="Tabela12.B2" office:value-type="string">
            <text:list xml:id="list5612310619859659511" text:style-name="L41">
              <text:list-item>
                <text:p text:style-name="P76">Iniciar caso de uso <text:span text:style-name="T10">UC</text:span><text:span text:style-name="T13">003</text:span><text:span text:style-name="T10"> </text:span><text:span text:style-name="T14">Visualizar vaga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23">Campos</text:p>
          </table:table-cell>
          <table:table-cell table:style-name="Tabela12.B2" office:value-type="string">
            <text:list xml:id="list4878387695492259545" text:style-name="L42">
              <text:list-item>
                <text:list>
                  <text:list-item>
                    <text:p text:style-name="P87">Id da vaga</text:p>
                  </text:list-item>
                  <text:list-item>
                    <text:p text:style-name="P96">Descrição da vaga</text:p>
                  </text:list-item>
                  <text:list-item>
                    <text:p text:style-name="P96">Setor da vaga</text:p>
                  </text:list-item>
                  <text:list-item>
                    <text:p text:style-name="P96">Data <text:span text:style-name="T17">expiração</text:span> vaga</text:p>
                  </text:list-item>
                  <text:list-item>
                    <text:p text:style-name="P96"><text:soft-page-break/>Status da vaga – se está participando</text:p>
                  </text:list-item>
                  <text:list-item>
                    <text:p text:style-name="P104">Visualizar vaga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25">Fluxo principal:</text:p>
          </table:table-cell>
          <table:table-cell table:style-name="Tabela12.B2" office:value-type="string">
            <text:list xml:id="list7408857872734861872" text:style-name="L43">
              <text:list-item>
                <text:p text:style-name="P116">O usuário <text:span text:style-name="T18">é encaminhado do caso de uso UC001.</text:span></text:p>
              </text:list-item>
              <text:list-item>
                <text:p text:style-name="P129">Sistema lista as vagas em aberto.</text:p>
              </text:list-item>
              <text:list-item>
                <text:p text:style-name="P129">O usuário seleciona a vaga escolhida clicando em visualizar.</text:p>
              </text:list-item>
              <text:list-item>
                <text:p text:style-name="P129">Encaminhado para o caso de uso UC003.</text:p>
              </text:list-item>
            </text:list>
          </table:table-cell>
        </table:table-row>
        <table:table-row>
          <table:table-cell table:style-name="Tabela12.A2" office:value-type="string">
            <text:p text:style-name="P31">Fluxo alternativo:</text:p>
          </table:table-cell>
          <table:table-cell table:style-name="Tabela12.B2" office:value-type="string">
            <text:p text:style-name="P28">A1 –<text:span text:style-name="T19"> Usuário efetua o logoff</text:span></text:p>
          </table:table-cell>
        </table:table-row>
        <table:table-row>
          <table:table-cell table:style-name="Tabela12.A2" office:value-type="string">
            <text:p text:style-name="P33">Fluxo de exceção:</text:p>
          </table:table-cell>
          <table:table-cell table:style-name="Tabela12.B2" office:value-type="string">
            <text:p text:style-name="P49">Não possui.</text:p>
          </table:table-cell>
        </table:table-row>
        <table:table-row>
          <table:table-cell table:style-name="Tabela12.A2" office:value-type="string">
            <text:p text:style-name="P38">Validações:</text:p>
          </table:table-cell>
          <table:table-cell table:style-name="Tabela12.B2" office:value-type="string">
            <text:p text:style-name="P51">Não possui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06:59.896057736</meta:creation-date>
    <dc:date>2018-03-22T22:51:21.111981887</dc:date>
    <meta:editing-duration>PT1H45M42S</meta:editing-duration>
    <meta:editing-cycles>65</meta:editing-cycles>
    <meta:generator>LibreOffice/5.2.7.2$Linux_X86_64 LibreOffice_project/20m0$Build-2</meta:generator>
    <meta:document-statistic meta:table-count="13" meta:image-count="0" meta:object-count="0" meta:page-count="11" meta:paragraph-count="396" meta:word-count="1523" meta:character-count="8550" meta:non-whitespace-character-count="7535"/>
  </office:meta>
</office:document-meta>
</file>